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DC00000465C0FE3514FDB96CC8.jpg" manifest:media-type="image/jpeg"/>
  <manifest:file-entry manifest:full-path="Pictures/10000000000005DC000004659DF84E082FCA0FE5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2" svg:font-family="Calibri"/>
    <style:font-face style:name="Calibri Light1" svg:font-family="'Calibri Light'"/>
    <style:font-face style:name="Calibri4" svg:font-family="Calibri" style:font-family-generic="modern"/>
    <style:font-face style:name="Consolas2" svg:font-family="Consolas" style:font-family-generic="modern"/>
    <style:font-face style:name="Calibri3" svg:font-family="Calibri" style:font-family-generic="swiss"/>
    <style:font-face style:name="Liberation Sans3" svg:font-family="'Liberation Sans'" style:font-family-generic="swiss"/>
    <style:font-face style:name="Consolas1" svg:font-family="Consolas" style:font-family-generic="modern" style:font-pitch="fixed"/>
    <style:font-face style:name="Consolas4" svg:font-family="Consolas" style:font-adornments="Regular" style:font-family-generic="modern" style:font-pitch="fixed"/>
    <style:font-face style:name="Calibri1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4" svg:font-family="Arial" style:font-adornments="Regular" style:font-family-generic="modern" style:font-pitch="variable"/>
    <style:font-face style:name="Consolas" svg:font-family="Consolas" style:font-family-generic="modern" style:font-pitch="variable"/>
    <style:font-face style:name="Consolas3" svg:font-family="Consolas" style:font-adornments="Regular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Calibri" svg:font-family="Calibri" style:font-family-generic="roman" style:font-pitch="variable"/>
    <style:font-face style:name="Liberation Sans6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5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9.526cm" fo:min-width="19.4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1.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072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0.666cm" fo:min-width="18.3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29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dbb6" draw:textarea-horizontal-align="left" draw:auto-grow-height="true" draw:auto-grow-width="false" fo:min-height="1.95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6.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54cm" fo:min-width="0.404cm"/>
      <style:paragraph-properties style:writing-mode="lr-tb"/>
    </style:style>
    <style:style style:name="gr12" style:family="graphic" style:parent-style-name="standard">
      <style:graphic-properties draw:fill-color="#ff8000" draw:textarea-horizontal-align="justify" draw:textarea-vertical-align="middle" draw:auto-grow-height="false" fo:min-height="0.654cm" fo:min-width="0.4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49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1.065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dbb6" draw:textarea-horizontal-align="left" draw:auto-grow-height="true" draw:auto-grow-width="false" fo:min-height="2.53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49cm"/>
      <style:paragraph-properties style:writing-mode="lr-tb"/>
    </style:style>
    <style:style style:name="gr17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6.029cm"/>
    </style:style>
    <style:style style:name="gr18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0.666cm" fo:min-width="18.4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59cm"/>
      <style:paragraph-properties style:writing-mode="lr-tb"/>
    </style:style>
    <style:style style:name="gr20" style:family="graphic" style:parent-style-name="standard">
      <style:graphic-properties draw:textarea-vertical-align="middle" draw:auto-grow-height="false" fo:min-height="2.851cm" fo:min-width="7.701cm"/>
    </style:style>
    <style:style style:name="gr21" style:family="graphic" style:parent-style-name="standard">
      <style:graphic-properties draw:stroke="solid" svg:stroke-width="0.035cm" svg:stroke-color="#666666" draw:marker-start-width="0.252cm" draw:marker-end-width="0.252cm" draw:fill="solid" draw:fill-color="#eeeeee" draw:textarea-horizontal-align="justify" draw:textarea-vertical-align="middle" draw:auto-grow-height="false" fo:min-height="0.95cm" fo:min-width="1.7cm" fo:padding-top="0.142cm" fo:padding-bottom="0.142cm" fo:padding-left="0.267cm" fo:padding-right="0.267cm"/>
      <style:paragraph-properties style:writing-mode="lr-tb"/>
    </style:style>
    <style:style style:name="gr22" style:family="graphic" style:parent-style-name="objectwithoutfill">
      <style:graphic-properties draw:stroke="solid" svg:stroke-width="0.035cm" svg:stroke-color="#666666" draw:marker-start-width="0.252cm" draw:marker-end-width="0.252cm" draw:fill="solid" draw:fill-color="#eeeeee" draw:textarea-vertical-align="middle" fo:padding-top="0.092cm" fo:padding-bottom="0.092cm" fo:padding-left="0.217cm" fo:padding-right="0.21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4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77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8.00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00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0.091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636cm" fo:min-width="0cm"/>
      <style:paragraph-properties style:writing-mode="lr-tb"/>
    </style:style>
    <style:style style:name="gr34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04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1.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929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9.526cm" fo:min-width="16.318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dbb6" draw:textarea-horizontal-align="left" draw:auto-grow-height="true" draw:auto-grow-width="false" fo:min-height="2.224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0.666cm" fo:min-width="19.4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6.979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654cm" fo:min-width="1.104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4.166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636cm" fo:min-width="4.166cm"/>
      <style:paragraph-properties style:writing-mode="lr-tb"/>
    </style:style>
    <style:style style:name="gr46" style:family="graphic" style:parent-style-name="standard">
      <style:graphic-properties draw:stroke="none" svg:stroke-color="#000000" draw:fill="solid" draw:fill-color="#ffdbb6" draw:textarea-horizontal-align="left" draw:auto-grow-height="true" draw:auto-grow-width="false" fo:min-height="2.609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7.621cm" fo:min-width="9.374cm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2.845cm" fo:min-width="10.415cm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.423cm" fo:min-width="9.373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b4c7dc" draw:textarea-horizontal-align="left" draw:auto-grow-height="true" draw:auto-grow-width="false" fo:min-height="0.95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afd095" draw:textarea-horizontal-align="left" draw:auto-grow-height="true" draw:auto-grow-width="true" fo:min-height="0.712cm" fo:min-width="20.927cm"/>
      <style:paragraph-properties style:writing-mode="lr-tb"/>
    </style:style>
    <style:style style:name="gr52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4.221cm" fo:min-width="17.699cm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afd095" draw:textarea-horizontal-align="left" draw:auto-grow-height="true" draw:auto-grow-width="false" fo:min-height="1.423cm" fo:min-width="0cm"/>
      <style:paragraph-properties style:writing-mode="lr-tb"/>
    </style:style>
    <style:style style:name="gr54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55" style:family="graphic" style:parent-style-name="objectwithoutfill">
      <style:graphic-properties draw:stroke="solid" svg:stroke-width="0.053cm" draw:marker-start-width="0.28cm" draw:marker-end="Pontas_20_das_20_setas_20_3" draw:marker-end-width="0.23cm" draw:fill="none" draw:textarea-vertical-align="middle" fo:padding-top="0.102cm" fo:padding-bottom="0.102cm" fo:padding-left="0.227cm" fo:padding-right="0.227cm"/>
    </style:style>
    <style:style style:name="gr56" style:family="graphic" style:parent-style-name="standard">
      <style:graphic-properties draw:stroke="solid" draw:stroke-dash="Long_20_Dash_20_Dot" svg:stroke-width="0.053cm" svg:stroke-color="#000000" draw:marker-start-width="0.279cm" draw:marker-end-width="0.279cm" draw:fill="none" draw:textarea-vertical-align="middle" draw:auto-grow-height="false" fo:min-height="1.836cm" fo:min-width="0cm" fo:padding-top="0.151cm" fo:padding-bottom="0.151cm" fo:padding-left="0.276cm" fo:padding-right="0.276cm"/>
    </style:style>
    <style:style style:name="gr57" style:family="graphic" style:parent-style-name="objectwithoutfill">
      <style:graphic-properties draw:stroke="solid" svg:stroke-width="0.053cm" draw:marker-start-width="0.28cm" draw:marker-end="Pontas_20_das_20_setas_20_4" draw:marker-end-width="0.23cm" draw:fill="none" draw:textarea-vertical-align="middle" fo:padding-top="0.102cm" fo:padding-bottom="0.102cm" fo:padding-left="0.227cm" fo:padding-right="0.22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0.161cm" fo:min-width="12.49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16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  <style:paragraph-properties style:writing-mode="lr-tb"/>
    </style:style>
    <style:style style:name="gr62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2.43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64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3.125cm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dde8cb" draw:textarea-horizontal-align="left" draw:auto-grow-height="true" draw:auto-grow-width="false" fo:min-height="1.423cm" fo:min-width="0cm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564cm" fo:min-width="21.634cm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564cm" fo:min-width="16.69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2.541cm" fo:min-width="14.582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3.328cm" fo:min-width="13.218cm"/>
      <style:paragraph-properties style:writing-mode="lr-tb"/>
    </style:style>
    <style:style style:name="pr1" style:family="presentation" style:parent-style-name="Slide_20_de_20_título-title">
      <style:graphic-properties draw:stroke="none" draw:fill="none" draw:fill-color="#ffffff" draw:textarea-horizontal-align="justify" draw:textarea-vertical-align="middle" draw:auto-grow-height="true" draw:auto-grow-width="false" fo:min-height="3.5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Slide_20_de_20_título-subtitle">
      <style:graphic-properties draw:stroke="none" draw:fill="none" draw:fill-color="#ffffff" draw:textarea-horizontal-align="justify" draw:textarea-vertical-align="top" draw:auto-grow-height="true" draw:auto-grow-width="false" fo:min-height="5.5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3" style:family="presentation" style:parent-style-name="Slide_20_de_20_título-notes">
      <style:graphic-properties draw:stroke="none" draw:fill="none" draw:fill-color="#ffffff" draw:auto-grow-height="true" fo:min-height="13.364cm" draw:shadow="hidden"/>
      <style:paragraph-properties style:writing-mode="lr-tb"/>
    </style:style>
    <style:style style:name="pr4" style:family="presentation" style:parent-style-name="Título_20_e_20_conteúdo-title">
      <style:graphic-properties fo:min-height="2.681cm"/>
      <style:paragraph-properties style:writing-mode="lr-tb"/>
    </style:style>
    <style:style style:name="pr5" style:family="presentation" style:parent-style-name="Título_20_e_20_conteúdo-outline1">
      <style:graphic-properties fo:min-height="14.35cm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7" style:family="presentation" style:parent-style-name="Título_20_e_20_conteúdo-outline1" style:list-style-name="L5">
      <style:graphic-properties fo:min-height="14.35cm"/>
      <style:paragraph-properties style:writing-mode="lr-tb"/>
    </style:style>
    <style:style style:name="pr8" style:family="presentation" style:parent-style-name="Título_20_e_20_conteúdo-outline1" style:list-style-name="L6">
      <style:graphic-properties fo:min-height="14.35cm"/>
      <style:paragraph-properties style:writing-mode="lr-tb"/>
    </style:style>
    <style:style style:name="pr9" style:family="presentation" style:parent-style-name="Título_20_e_20_conteúdo-outline1" style:list-style-name="L7">
      <style:graphic-properties fo:min-height="14.35cm"/>
      <style:paragraph-properties style:writing-mode="lr-tb"/>
    </style:style>
    <style:style style:name="pr10" style:family="presentation" style:parent-style-name="Título_20_e_20_conteúdo-outline1" style:list-style-name="L8">
      <style:graphic-properties fo:min-height="14.35cm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loext:opacity="0%"/>
    </style:style>
    <style:style style:name="P3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4" style:family="paragraph">
      <loext:graphic-properties draw:fill="none" draw:fill-color="#ffffff"/>
      <style:paragraph-properties fo:margin-left="0.952cm" fo:margin-right="0cm" fo:margin-top="0.282cm" fo:margin-bottom="0cm" fo:text-indent="-0.952cm" style:punctuation-wrap="hanging" style:line-break="strict" style:writing-mode="lr-tb" style:font-independent-line-spacing="true"/>
      <style:text-properties fo:color="#000000" loext:opacity="100%" fo:font-size="22pt" fo:text-shadow="1pt 1pt" style:font-size-asian="22pt" style:font-size-complex="22pt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text-align="justify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solid" draw:fill-color="#eeeeee"/>
      <style:paragraph-properties style:writing-mode="lr-tb"/>
      <style:text-properties style:font-name="Consolas1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line-height="100%" fo:text-align="start" style:punctuation-wrap="hanging"/>
      <style:text-properties fo:hyphenate="false"/>
    </style:style>
    <style:style style:name="P13" style:family="paragraph">
      <loext:graphic-properties draw:fill="solid" draw:fill-color="#ffdbb6"/>
      <style:paragraph-properties style:writing-mode="lr-tb"/>
      <style:text-properties fo:font-size="16pt" style:font-size-asian="16pt" style:font-size-complex="16pt"/>
    </style:style>
    <style:style style:name="P14" style:family="paragraph">
      <style:paragraph-properties fo:text-align="center" style:writing-mode="lr-tb"/>
      <style:text-properties fo:color="#ffffff" loext:opacity="100%"/>
    </style:style>
    <style:style style:name="P15" style:family="paragraph">
      <loext:graphic-properties draw:fill-color="#ff8000"/>
      <style:paragraph-properties fo:text-align="center" style:writing-mode="lr-tb"/>
      <style:text-properties fo:color="#ffffff" loext:opacity="100%"/>
    </style:style>
    <style:style style:name="P16" style:family="paragraph">
      <loext:graphic-properties draw:fill="none" draw:fill-color="#ffffff"/>
      <style:paragraph-properties style:writing-mode="lr-tb"/>
      <style:text-properties style:font-name="Consolas1"/>
    </style:style>
    <style:style style:name="P17" style:family="paragraph">
      <loext:graphic-properties draw:fill="solid" draw:fill-color="#ffdbb6"/>
      <style:paragraph-properties fo:text-align="justify" style:writing-mode="lr-tb"/>
      <style:text-properties fo:font-size="16pt" style:font-size-asian="16pt" style:font-size-complex="16pt"/>
    </style:style>
    <style:style style:name="P18" style:family="paragraph">
      <loext:graphic-properties draw:fill="solid" draw:fill-color="#999999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style:paragraph-properties fo:text-align="justify" style:writing-mode="lr-tb"/>
      <style:text-properties style:font-name="Liberation Sans4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solid" draw:fill-color="#eeeeee"/>
      <style:paragraph-properties fo:text-align="center" style:writing-mode="lr-tb"/>
    </style:style>
    <style:style style:name="P23" style:family="paragraph">
      <loext:graphic-properties draw:fill="solid" draw:fill-color="#eeeeee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4" fo:font-size="18pt" fo:hyphenate="false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Sans4" fo:font-size="18pt"/>
    </style:style>
    <style:style style:name="P27" style:family="paragraph">
      <loext:graphic-properties draw:fill="none" draw:fill-color="#ffffff"/>
      <style:paragraph-properties style:writing-mode="lr-tb"/>
      <style:text-properties fo:font-size="9pt" fo:font-weight="bold" style:font-size-asian="9pt" style:font-size-complex="9pt"/>
    </style:style>
    <style:style style:name="P28" style:family="paragraph">
      <style:paragraph-properties style:writing-mode="lr-tb"/>
      <style:text-properties style:font-name="Liberation Sans4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solid" draw:fill-color="#ffdbb6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size="18pt"/>
    </style:style>
    <style:style style:name="P32" style:family="paragraph">
      <style:paragraph-properties fo:text-align="center" style:writing-mode="lr-tb"/>
      <style:text-properties fo:color="#ffffff" loext:opacity="100%" fo:font-size="18pt"/>
    </style:style>
    <style:style style:name="P33" style:family="paragraph">
      <loext:graphic-properties draw:fill-color="#ff8000"/>
      <style:paragraph-properties fo:text-align="center" style:writing-mode="lr-tb"/>
      <style:text-properties fo:color="#ffffff" loext:opacity="100%" fo:font-size="18pt"/>
    </style:style>
    <style:style style:name="P34" style:family="paragraph">
      <loext:graphic-properties draw:fill="none" draw:fill-color="#ffffff"/>
      <style:paragraph-properties style:writing-mode="lr-tb"/>
      <style:text-properties style:font-name="Consolas1" fo:font-size="18pt"/>
    </style:style>
    <style:style style:name="P35" style:family="paragraph">
      <loext:graphic-properties draw:fill="solid" draw:fill-color="#eeeeee"/>
      <style:paragraph-properties style:writing-mode="lr-tb"/>
      <style:text-properties style:font-name="Consolas1" fo:font-size="18pt"/>
    </style:style>
    <style:style style:name="P36" style:family="paragraph">
      <loext:graphic-properties draw:fill="none" draw:fill-color="#ffffff"/>
      <style:paragraph-properties style:writing-mode="lr-tb"/>
      <style:text-properties fo:color="#bf0041" loext:opacity="100%"/>
    </style:style>
    <style:style style:name="P37" style:family="paragraph">
      <loext:graphic-properties draw:fill="solid" draw:fill-color="#b4c7dc"/>
      <style:paragraph-properties style:writing-mode="lr-tb"/>
    </style:style>
    <style:style style:name="P38" style:family="paragraph">
      <loext:graphic-properties draw:fill="solid" draw:fill-color="#afd095"/>
      <style:paragraph-properties style:writing-mode="lr-tb"/>
    </style:style>
    <style:style style:name="P39" style:family="paragraph">
      <loext:graphic-properties draw:fill="solid" draw:fill-color="#afd095"/>
      <style:paragraph-properties fo:text-align="justify" style:writing-mode="lr-tb"/>
    </style:style>
    <style:style style:name="P40" style:family="paragraph">
      <loext:graphic-properties draw:fill="none" draw:fill-color="#ffffff"/>
      <style:paragraph-properties fo:text-align="justify" style:writing-mode="lr-tb"/>
    </style:style>
    <style:style style:name="P41" style:family="paragraph">
      <loext:graphic-properties draw:fill="solid" draw:fill-color="#dde8cb"/>
      <style:paragraph-properties fo:text-align="center" style:writing-mode="lr-tb"/>
    </style:style>
    <style:style style:name="P42" style:family="paragraph">
      <style:paragraph-properties fo:text-align="justify"/>
      <style:text-properties fo:hyphenate="false" loext:hyphenation-no-caps="false"/>
    </style:style>
    <style:style style:name="P43" style:family="paragraph">
      <loext:graphic-properties draw:fill="solid" draw:fill-color="#eeeeee"/>
      <style:paragraph-properties style:writing-mode="lr-tb"/>
      <style:text-properties style:font-name="Consolas1" fo:font-size="16pt" style:font-size-asian="16pt" style:font-size-complex="16pt"/>
    </style:style>
    <style:style style:name="P44" style:family="paragraph">
      <style:paragraph-properties fo:text-align="justify" style:writing-mode="lr-tb"/>
      <style:text-properties style:font-name="Liberation Sans4" fo:hyphenate="false" loext:hyphenation-no-caps="false"/>
    </style:style>
    <style:style style:name="P45" style:family="paragraph">
      <style:text-properties fo:hyphenate="false" loext:hyphenation-no-caps="false"/>
    </style:style>
    <style:style style:name="P46" style:family="paragraph">
      <style:text-properties loext:hyphenation-no-caps="false"/>
    </style:style>
    <style:style style:name="P47" style:family="paragraph">
      <style:paragraph-properties style:writing-mode="lr-tb"/>
      <style:text-properties style:font-name="Liberation Sans4" fo:hyphenate="false" loext:hyphenation-no-caps="false"/>
    </style:style>
    <style:style style:name="T1" style:family="text">
      <style:text-properties fo:color="#edc213" loext:opacity="100%" fo:font-size="44pt" fo:language="pt" fo:country="BR" fo:text-shadow="1pt 1pt" style:font-size-asian="44pt" style:font-size-complex="44pt"/>
    </style:style>
    <style:style style:name="T2" style:family="text">
      <style:text-properties fo:color="#ffd320" loext:opacity="100%" fo:font-size="46pt" fo:language="pt" fo:country="BR" fo:text-shadow="1pt 1pt" style:font-size-asian="46pt" style:font-size-complex="46pt"/>
    </style:style>
    <style:style style:name="T3" style:family="text">
      <style:text-properties style:use-window-font-color="true" loext:opacity="0%" fo:font-size="28pt" fo:language="pt" fo:country="BR" fo:text-shadow="1pt 1pt" style:font-size-asian="28pt" style:font-size-complex="28pt"/>
    </style:style>
    <style:style style:name="T4" style:family="text">
      <style:text-properties fo:color="#000000" loext:opacity="100%" fo:font-size="22pt" fo:language="pt" fo:country="BR" fo:text-shadow="1pt 1pt" fo:font-weight="bold" style:font-size-asian="22pt" style:font-weight-asian="bold" style:font-size-complex="22pt" style:font-weight-complex="bold"/>
    </style:style>
    <style:style style:name="T5" style:family="text">
      <style:text-properties fo:color="#000000" loext:opacity="100%" fo:font-size="22pt" fo:language="pt" fo:country="BR" fo:text-shadow="1pt 1pt" style:font-size-asian="22pt" style:font-size-complex="22pt"/>
    </style:style>
    <style:style style:name="T6" style:family="text">
      <style:text-properties style:font-name="Liberation Sans4" fo:font-size="24pt" style:font-size-asian="24pt" style:font-size-complex="24pt"/>
    </style:style>
    <style:style style:name="T7" style:family="text">
      <style:text-properties style:font-name="Liberation Sans4" fo:font-size="20pt" style:font-size-asian="20pt" style:font-size-complex="20pt"/>
    </style:style>
    <style:style style:name="T8" style:family="text">
      <style:text-properties fo:color="#160fb3" loext:opacity="100%" style:font-name="Consolas1" fo:font-weight="bold" style:font-weight-asian="bold" style:font-weight-complex="bold"/>
    </style:style>
    <style:style style:name="T9" style:family="text">
      <style:text-properties style:font-name="Consolas1"/>
    </style:style>
    <style:style style:name="T10" style:family="text">
      <style:text-properties fo:color="#d62e4e" loext:opacity="100%" style:font-name="Consolas1"/>
    </style:style>
    <style:style style:name="T11" style:family="text">
      <style:text-properties fo:color="#216ed1" loext:opacity="100%" style:font-name="Consolas1"/>
    </style:style>
    <style:style style:name="T12" style:family="text">
      <style:text-properties fo:color="#c9211e" loext:opacity="100%" style:font-name="Consolas1"/>
    </style:style>
    <style:style style:name="T13" style:family="text">
      <style:text-properties fo:color="#160fb3" loext:opacity="100%" style:font-name="Consolas1"/>
    </style:style>
    <style:style style:name="T14" style:family="text">
      <style:text-properties fo:color="#ff4000" loext:opacity="100%" style:font-name="Consolas1"/>
    </style:style>
    <style:style style:name="T15" style:family="text">
      <style:text-properties fo:color="#666666" loext:opacity="100%" style:font-name="Consolas1"/>
    </style:style>
    <style:style style:name="T16" style:family="text">
      <style:text-properties fo:color="#bc23c4" loext:opacity="100%" style:font-name="Consolas1"/>
    </style:style>
    <style:style style:name="T17" style:family="text">
      <style:text-properties fo:color="#c9211e" loext:opacity="100%"/>
    </style:style>
    <style:style style:name="T18" style:family="text">
      <style:text-properties fo:color="#1e5dad" loext:opacity="100%" style:font-name="Consolas1"/>
    </style:style>
    <style:style style:name="T19" style:family="text">
      <style:text-properties fo:color="#b60bb6" loext:opacity="100%" style:font-name="Consolas1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style:font-name="Consolas1" fo:font-size="16pt" style:font-size-asian="16pt" style:font-size-complex="16pt"/>
    </style:style>
    <style:style style:name="T22" style:family="text">
      <style:text-properties style:font-name="Consolas1" fo:font-size="24pt" style:font-size-asian="24pt" style:font-size-complex="24pt"/>
    </style:style>
    <style:style style:name="T23" style:family="text">
      <style:text-properties style:font-name="Liberation Sans4"/>
    </style:style>
    <style:style style:name="T24" style:family="text">
      <style:text-properties fo:color="#ffffff" loext:opacity="100%"/>
    </style:style>
    <style:style style:name="T25" style:family="text">
      <style:text-properties fo:color="#bf0041" loext:opacity="100%" style:font-name="Consolas1"/>
    </style:style>
    <style:style style:name="T26" style:family="text">
      <style:text-properties fo:color="#b2b2b2" loext:opacity="100%" style:font-name="Consolas1"/>
    </style:style>
    <style:style style:name="T27" style:family="text">
      <style:text-properties fo:color="#cccccc" loext:opacity="100%" style:font-name="Consolas1"/>
    </style:style>
    <style:style style:name="T28" style:family="text">
      <style:text-properties fo:color="#cccccc" loext:opacity="100%" style:font-name="Consolas1" fo:font-weight="bold" style:font-weight-asian="bold" style:font-weight-complex="bold"/>
    </style:style>
    <style:style style:name="T29" style:family="text">
      <style:text-properties style:font-name="Liberation Sans4" fo:font-size="24pt" fo:font-weight="bold" style:font-size-asian="24pt" style:font-weight-asian="bold" style:font-size-complex="24pt" style:font-weight-complex="bold"/>
    </style:style>
    <style:style style:name="T30" style:family="text">
      <style:text-properties style:font-name="Liberation Sans4" fo:font-size="24pt" fo:font-style="italic" style:font-size-asian="24pt" style:font-style-asian="italic" style:font-size-complex="24pt" style:font-style-complex="italic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ans4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style:font-name="Consolas1" fo:font-size="18pt"/>
    </style:style>
    <style:style style:name="T34" style:family="text">
      <style:text-properties style:font-name="Liberation Sans4" fo:font-size="18pt"/>
    </style:style>
    <style:style style:name="T35" style:family="text">
      <style:text-properties fo:font-size="9pt" fo:font-weight="bold" style:font-size-asian="9pt" style:font-size-complex="9pt"/>
    </style:style>
    <style:style style:name="T36" style:family="text">
      <style:text-properties fo:color="#bf0041" loext:opacity="100%" style:font-name="Consolas1"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bf0041" loext:opacity="100%" fo:font-weight="bold" style:font-weight-asian="bold" style:font-weight-complex="bold"/>
    </style:style>
    <style:style style:name="T39" style:family="text">
      <style:text-properties fo:color="#bf0041" loext:opacity="100%" style:font-name="Consolas1" fo:font-weight="normal" style:font-weight-asian="normal" style:font-weight-complex="normal"/>
    </style:style>
    <style:style style:name="T40" style:family="text">
      <style:text-properties fo:font-size="18pt"/>
    </style:style>
    <style:style style:name="T41" style:family="text">
      <style:text-properties fo:color="#ffffff" loext:opacity="100%" fo:font-size="18pt"/>
    </style:style>
    <style:style style:name="T42" style:family="text">
      <style:text-properties fo:color="#bf0041" loext:opacity="100%" style:font-name="Consolas1" fo:font-size="18pt"/>
    </style:style>
    <style:style style:name="T43" style:family="text">
      <style:text-properties style:font-name="Consolas1" fo:font-size="18pt" fo:font-weight="bold" style:font-weight-asian="bold" style:font-weight-complex="bold"/>
    </style:style>
    <style:style style:name="T44" style:family="text">
      <style:text-properties fo:font-size="16pt" fo:font-weight="bold" style:font-size-asian="16pt" style:font-weight-asian="bold" style:font-size-complex="16pt" style:font-weight-complex="bold"/>
    </style:style>
    <style:style style:name="T45" style:family="text">
      <style:text-properties fo:color="#bf0041" loext:opacity="100%"/>
    </style:style>
    <style:style style:name="T46" style:family="text">
      <style:text-properties fo:color="#2a6099" loext:opacity="100%" style:font-name="Consolas1"/>
    </style:style>
    <style:style style:name="T47" style:family="text">
      <style:text-properties fo:color="#bf0041" loext:opacity="100%" style:font-name="Liberation Sans4" fo:font-size="24pt" style:font-size-asian="24pt" style:font-size-complex="24pt"/>
    </style:style>
    <style:style style:name="T48" style:family="text">
      <style:text-properties style:font-name="Liberation Sans4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ba16cd" loext:opacity="100%" style:font-name="Consolas1"/>
    </style:style>
    <style:style style:name="T50" style:family="text">
      <style:text-properties style:font-name="Liberation Sans4" fo:font-weight="bold" style:font-weight-asian="bold" style:font-weight-complex="bold"/>
    </style:style>
    <style:style style:name="T51" style:family="text">
      <style:text-properties fo:color="#bf0041" loext:opacity="100%" style:font-name="Liberation Sans4"/>
    </style:style>
    <style:style style:name="T52" style:family="text">
      <style:text-properties fo:color="#160fb3" loext:opacity="100%" style:font-name="Consolas1" fo:font-size="16pt" fo:font-weight="bold" style:font-size-asian="16pt" style:font-weight-asian="bold" style:font-size-complex="16pt" style:font-weight-complex="bold"/>
    </style:style>
    <style:style style:name="T53" style:family="text">
      <style:text-properties fo:color="#bf0041" loext:opacity="100%" style:font-name="Consolas1" fo:font-size="16pt" style:font-size-asian="16pt" style:font-size-complex="16pt"/>
    </style:style>
    <style:style style:name="T54" style:family="text">
      <style:text-properties fo:color="#bf0041" loext:opacity="100%" style:font-name="Consolas1" fo:font-size="16pt" fo:font-weight="normal" style:font-size-asian="16pt" style:font-weight-asian="normal" style:font-size-complex="16pt" style:font-weight-complex="normal"/>
    </style:style>
    <style:style style:name="T55" style:family="text">
      <style:text-properties style:font-name="Consolas1" fo:font-weight="bold" style:font-weight-asian="bold" style:font-weight-complex="bold"/>
    </style:style>
    <style:style style:name="T56" style:family="text">
      <style:text-properties style:font-name="Liberation Sans4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Engenharia Têxtil - Fundamentos de Programação</presentation:footer-decl>
      <draw:page draw:name="page1" draw:style-name="dp1" draw:master-page-name="Slide_20_de_20_título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789cm" svg:height="3.8cm" svg:x="0.2cm" svg:y="5.8cm" presentation:class="title" presentation:user-transformed="true">
          <draw:text-box>
            <text:p text:style-name="P1"><text:span text:style-name="T1">Fundamentos de Programação</text:span><text:span text:style-name="T2"><text:line-break/></text:span><text:span text:style-name="T3">Passagem de Parâmetros</text:span></text:p>
          </draw:text-box>
        </draw:frame>
        <draw:frame presentation:style-name="pr2" draw:text-style-name="P4" draw:layer="layout" svg:width="22.859cm" svg:height="5.8cm" svg:x="1.341cm" svg:y="11.8cm" presentation:class="subtitle">
          <draw:text-box>
            <text:p text:style-name="P3"><text:span text:style-name="T4">Prof. Luiz Fernando Carvalho</text:span></text:p>
            <text:p text:style-name="P3"><text:span text:style-name="T5">luizfcarvalho@utfpr.edu.br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Passagem de parâmetros</text:p>
          </draw:text-box>
        </draw:frame>
        <draw:frame presentation:style-name="pr5" draw:text-style-name="P7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 text:style-name="P8"><text:span text:style-name="T6">Chama-se passagem de parâmetros a ação de informar os valores a serem processados por uma função;</text:span></text:p>
              </text:list-item>
              <text:list-item>
                <text:p text:style-name="P8"><text:span text:style-name="T6">A Linguagem C/C++ define duas categorias de passagem de parâmetros</text:span></text:p>
                <text:list>
                  <text:list-item>
                    <text:p><text:span text:style-name="T7">passagem por valor/cópia;</text:span></text:p>
                  </text:list-item>
                  <text:list-item>
                    <text:p><text:span text:style-name="T7">passagem por endereço (ou passagem por referência);</text:span></text:p>
                  </text:list-item>
                </text:list>
              </text:list-item>
              <text:list-item>
                <text:p text:style-name="P8"><text:span text:style-name="T6">Até agora, os parâmetros vistos na aula anterior eram passados por cópia</text:span></text:p>
                <text:list>
                  <text:list-item>
                    <text:p><text:span text:style-name="T7">Vamos revisar e explicar melhor?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Passagem por cópia/valor </text:p>
          </draw:text-box>
        </draw:frame>
        <draw:frame draw:style-name="gr3" draw:text-style-name="P10" draw:layer="layout" svg:width="19.942cm" svg:height="9.776cm" svg:x="2.729cm" svg:y="4cm">
          <draw:text-box>
            <text:p><text:span text:style-name="T8">void</text:span><text:span text:style-name="T9"> incrementa</text:span><text:span text:style-name="T10">(</text:span><text:span text:style-name="T8">int</text:span><text:span text:style-name="T9"> valor</text:span><text:span text:style-name="T10">){</text:span></text:p>
            <text:p><text:span text:style-name="T9"><text:s text:c="4"/></text:span><text:span text:style-name="T9">printf(</text:span><text:span text:style-name="T11">“Valor recebido %d\n”</text:span><text:span text:style-name="T10">,</text:span><text:span text:style-name="T9"> valor</text:span><text:span text:style-name="T10">);</text:span></text:p>
            <text:p><text:span text:style-name="T9"><text:s text:c="4"/></text:span><text:span text:style-name="T9">valor</text:span><text:span text:style-name="T12">++;</text:span></text:p>
            <text:p><text:span text:style-name="T9"><text:s text:c="4"/></text:span><text:span text:style-name="T9">printf</text:span><text:span text:style-name="T10">(</text:span><text:span text:style-name="T11">“Valor incrementado %d\n”</text:span><text:span text:style-name="T12">,</text:span><text:span text:style-name="T9"> valor</text:span><text:span text:style-name="T10">);</text:span></text:p>
            <text:p><text:span text:style-name="T10"/></text:p>
            <text:p><text:span text:style-name="T9"><text:s text:c="4"/></text:span><text:span text:style-name="T13">return</text:span><text:span text:style-name="T14">;</text:span><text:span text:style-name="T15">//não retorna nenhum valor. Só sai da função.</text:span></text:p>
            <text:p><text:span text:style-name="T10">}</text:span><text:span text:style-name="T15">//incrementa</text:span></text:p>
            <text:p><text:span text:style-name="T15"/></text:p>
            <text:p><text:span text:style-name="T8">int</text:span><text:span text:style-name="T9"> main</text:span><text:span text:style-name="T10">(){</text:span></text:p>
            <text:p><text:span text:style-name="T9"><text:s text:c="4"/></text:span><text:span text:style-name="T8">int</text:span><text:span text:style-name="T9"> valor </text:span><text:span text:style-name="T12">=</text:span><text:span text:style-name="T9"> </text:span><text:span text:style-name="T16">15</text:span><text:span text:style-name="T10">;</text:span></text:p>
            <text:p><text:span text:style-name="T9"><text:s text:c="4"/></text:span><text:span text:style-name="T9">incrementa</text:span><text:span text:style-name="T10">(</text:span><text:span text:style-name="T9">valor</text:span><text:span text:style-name="T10">);</text:span></text:p>
            <text:p><text:span text:style-name="T9"><text:s text:c="4"/></text:span><text:span text:style-name="T9">printf</text:span><text:span text:style-name="T10">(</text:span><text:span text:style-name="T11">“Valor após a função: %d\n”</text:span><text:span text:style-name="T12">,</text:span><text:span text:style-name="T9"> valor</text:span><text:span text:style-name="T10">);</text:span></text:p>
            <text:p><text:span text:style-name="T10"/></text:p>
            <text:p><text:span text:style-name="T9"><text:s text:c="4"/></text:span><text:span text:style-name="T13">return</text:span><text:span text:style-name="T9"> </text:span><text:span text:style-name="T16">0</text:span><text:span text:style-name="T10">;</text:span></text:p>
            <text:p><text:span text:style-name="T10">}</text:span></text:p>
          </draw:text-box>
        </draw:frame>
        <draw:frame draw:style-name="gr4" draw:text-style-name="P6" draw:layer="layout" svg:width="11.6cm" svg:height="0.992cm" svg:x="1.2cm" svg:y="15.638cm">
          <draw:text-box>
            <text:p>Qual o valor exibido na função <text:span text:style-name="T9">main</text:span>?</text:p>
          </draw:text-box>
        </draw:frame>
        <draw:frame draw:style-name="gr5" draw:text-style-name="P6" draw:layer="layout" svg:width="22.572cm" svg:height="1.673cm" svg:x="1.2cm" svg:y="16.8cm">
          <draw:text-box>
            <text:p>A variável original não foi alterada, pois foi feita uma <text:span text:style-name="T17">CÓPIA</text:span></text:p>
            <text:p><text:tab/>São posições diferentes na memória RAM e possuem escopos diferentes!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 text:style-name="P12">Passagem por cópia/valor </text:p>
          </draw:text-box>
        </draw:frame>
        <draw:frame draw:style-name="gr6" draw:text-style-name="P10" draw:layer="layout" svg:width="18.899cm" svg:height="10.916cm" svg:x="3.251cm" svg:y="3.584cm">
          <draw:text-box>
            <text:p><text:span text:style-name="T8">void</text:span><text:span text:style-name="T9"> alterar</text:span><text:span text:style-name="T12">(</text:span><text:span text:style-name="T8">int</text:span><text:span text:style-name="T9"> x</text:span><text:span text:style-name="T12">,</text:span><text:span text:style-name="T9"> </text:span><text:span text:style-name="T8">int</text:span><text:span text:style-name="T9"> y</text:span><text:span text:style-name="T12">,</text:span><text:span text:style-name="T9"> </text:span><text:span text:style-name="T8">int</text:span><text:span text:style-name="T9"> z</text:span><text:span text:style-name="T12">){</text:span></text:p>
            <text:p><text:span text:style-name="T9"><text:s text:c="4"/></text:span><text:span text:style-name="T9">printf</text:span><text:span text:style-name="T12">(</text:span><text:span text:style-name="T18">“valores recebidos... %d %d %d”</text:span><text:span text:style-name="T12">,</text:span><text:span text:style-name="T9"> x</text:span><text:span text:style-name="T12">,</text:span><text:span text:style-name="T9"> y</text:span><text:span text:style-name="T12">,</text:span><text:span text:style-name="T9"> z</text:span><text:span text:style-name="T12">);</text:span></text:p>
            <text:p><text:span text:style-name="T9"><text:s text:c="4"/></text:span><text:span text:style-name="T9">x</text:span><text:span text:style-name="T12">++;</text:span><text:span text:style-name="T9"> </text:span><text:span text:style-name="T15">//incrementa valor de x</text:span></text:p>
            <text:p><text:span text:style-name="T9"><text:s text:c="4"/></text:span><text:span text:style-name="T9">y</text:span><text:span text:style-name="T12">++;</text:span><text:span text:style-name="T9"> </text:span><text:span text:style-name="T15">//incrementa valor de y</text:span></text:p>
            <text:p><text:span text:style-name="T9"><text:s text:c="4"/></text:span><text:span text:style-name="T9">z</text:span><text:span text:style-name="T12">++;</text:span><text:span text:style-name="T9"> </text:span><text:span text:style-name="T15">//incrementa valor de z</text:span></text:p>
            <text:p><text:span text:style-name="T9"><text:s text:c="4"/></text:span><text:span text:style-name="T9">printf</text:span><text:span text:style-name="T12">(</text:span><text:span text:style-name="T18">“valores alterados... %d %d %d”</text:span><text:span text:style-name="T12">,</text:span><text:span text:style-name="T9"> x</text:span><text:span text:style-name="T12">,</text:span><text:span text:style-name="T9"> y</text:span><text:span text:style-name="T12">,</text:span><text:span text:style-name="T9"> z</text:span><text:span text:style-name="T12">);</text:span></text:p>
            <text:p><text:span text:style-name="T12">}</text:span></text:p>
            <text:p><text:span text:style-name="T9"/></text:p>
            <text:p><text:span text:style-name="T8">void</text:span><text:span text:style-name="T9"> main</text:span><text:span text:style-name="T12">(){</text:span></text:p>
            <text:p><text:span text:style-name="T9"><text:s text:c="4"/></text:span><text:span text:style-name="T8">int</text:span><text:span text:style-name="T9"> a </text:span><text:span text:style-name="T12">=</text:span><text:span text:style-name="T9"> </text:span><text:span text:style-name="T19">1</text:span><text:span text:style-name="T12">,</text:span><text:span text:style-name="T9"> b </text:span><text:span text:style-name="T12">=</text:span><text:span text:style-name="T9"> </text:span><text:span text:style-name="T19">2</text:span><text:span text:style-name="T12">,</text:span><text:span text:style-name="T9"> c </text:span><text:span text:style-name="T12">=</text:span><text:span text:style-name="T9"> </text:span><text:span text:style-name="T19">3</text:span><text:span text:style-name="T12">;</text:span></text:p>
            <text:p><text:span text:style-name="T9"><text:s text:c="4"/></text:span><text:span text:style-name="T9">alterar</text:span><text:span text:style-name="T12">(</text:span><text:span text:style-name="T9">a</text:span><text:span text:style-name="T12">,</text:span><text:span text:style-name="T9"> b</text:span><text:span text:style-name="T12">,</text:span><text:span text:style-name="T9"> c</text:span><text:span text:style-name="T12">);</text:span></text:p>
            <text:p><text:span text:style-name="T9"><text:s text:c="4"/></text:span><text:span text:style-name="T9">printf</text:span><text:span text:style-name="T12">(</text:span><text:span text:style-name="T18">“valores finais... %d %d %d”</text:span><text:span text:style-name="T12">,</text:span><text:span text:style-name="T9"> a</text:span><text:span text:style-name="T12">,</text:span><text:span text:style-name="T9"> b</text:span><text:span text:style-name="T12">,</text:span><text:span text:style-name="T9"> c</text:span><text:span text:style-name="T12">);</text:span></text:p>
            <text:p><text:span text:style-name="T9"><text:tab/></text:span></text:p>
            <text:p><text:span text:style-name="T9"><text:tab/></text:span><text:span text:style-name="T9">return </text:span><text:span text:style-name="T19">0</text:span><text:span text:style-name="T12">;</text:span></text:p>
            <text:p><text:span text:style-name="T12">}</text:span></text:p>
          </draw:text-box>
        </draw:frame>
        <draw:frame draw:style-name="gr7" draw:text-style-name="P6" draw:layer="layout" svg:width="10.429cm" svg:height="0.962cm" svg:x="3.2cm" svg:y="15.8cm">
          <draw:text-box>
            <text:p>O que será exibido pelo programa?</text:p>
          </draw:text-box>
        </draw:frame>
        <draw:frame draw:style-name="gr8" draw:text-style-name="P13" draw:layer="layout" svg:width="7.4cm" svg:height="2.207cm" svg:x="16.2cm" svg:y="15.616cm">
          <draw:text-box>
            <text:p><text:span text:style-name="T20">Valores recebidos... </text:span><text:span text:style-name="T21">1 2 3</text:span></text:p>
            <text:p><text:span text:style-name="T20">Valores alterados... </text:span><text:span text:style-name="T21">2 3 4</text:span></text:p>
            <text:p><text:span text:style-name="T20">Valores finais... </text:span><text:span text:style-name="T21">1 2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Passagem por cópia/valor</text:p>
          </draw:text-box>
        </draw:frame>
        <draw:frame presentation:style-name="pr5" draw:text-style-name="P7" draw:layer="layout" svg:width="24.4cm" svg:height="14.6cm" svg:x="0.6cm" svg:y="3.8cm" presentation:class="outline">
          <draw:text-box>
            <text:list text:style-name="L2">
              <text:list-item>
                <text:p><text:span text:style-name="T6">Os valores das variáveis </text:span><text:span text:style-name="T22">a</text:span><text:span text:style-name="T6">, </text:span><text:span text:style-name="T22">b</text:span><text:span text:style-name="T6"> e </text:span><text:span text:style-name="T22">c</text:span><text:span text:style-name="T6"> não foram modificados após a execução da função alterar</text:span></text:p>
              </text:list-item>
              <text:list-item>
                <text:p><text:span text:style-name="T6">O tipo de passagem de parâmetros utilizado é por valor</text:span></text:p>
                <text:list>
                  <text:list-item>
                    <text:p><text:span text:style-name="T23">são feitas apenas cópias dos valores das variáveis </text:span><text:span text:style-name="T9">a</text:span><text:span text:style-name="T23">, </text:span><text:span text:style-name="T9">b</text:span><text:span text:style-name="T23">, e </text:span><text:span text:style-name="T9">c</text:span><text:span text:style-name="T23"> nas variáveis</text:span><text:span text:style-name="T9"> x</text:span><text:span text:style-name="T23">, </text:span><text:span text:style-name="T9">y</text:span><text:span text:style-name="T23"> e </text:span><text:span text:style-name="T9">z</text:span><text:span text:style-name="T23">.</text:span>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6.8cm" svg:height="1cm" svg:x="2cm" svg:y="10.4cm">
          <draw:text-box>
            <text:p>Escopo: função <text:span text:style-name="T9">main</text:span></text:p>
          </draw:text-box>
        </draw:frame>
        <draw:frame draw:style-name="gr10" draw:text-style-name="P6" draw:layer="layout" svg:width="6.844cm" svg:height="0.962cm" svg:x="13.3cm" svg:y="10.4cm">
          <draw:text-box>
            <text:p>Escopo: função alterar</text:p>
          </draw:text-box>
        </draw:frame>
        <draw:custom-shape draw:style-name="gr11" draw:text-style-name="P14" draw:layer="layout" svg:width="1cm" svg:height="1cm" svg:x="4.6cm" svg:y="11.981cm">
          <text:p text:style-name="P14"><text:span text:style-name="T2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cm" svg:height="1cm" svg:x="4.6cm" svg:y="13.831cm">
          <text:p text:style-name="P14"><text:span text:style-name="T2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cm" svg:height="1cm" svg:x="4.6cm" svg:y="15.831cm">
          <text:p text:style-name="P14"><text:span text:style-name="T24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cm" svg:height="1cm" svg:x="14.5cm" svg:y="11.981cm">
          <text:p text:style-name="P14"><text:span text:style-name="T2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cm" svg:height="1cm" svg:x="14.5cm" svg:y="13.831cm">
          <text:p text:style-name="P14"><text:span text:style-name="T2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cm" svg:height="1cm" svg:x="14.5cm" svg:y="15.831cm">
          <text:p text:style-name="P14"><text:span text:style-name="T24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cm" svg:height="1cm" svg:x="19cm" svg:y="11.981cm">
          <text:p text:style-name="P14"><text:span text:style-name="T2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cm" svg:height="1cm" svg:x="19cm" svg:y="13.831cm">
          <text:p text:style-name="P14"><text:span text:style-name="T24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cm" svg:height="1cm" svg:x="19cm" svg:y="15.831cm">
          <text:p text:style-name="P14"><text:span text:style-name="T24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6" draw:layer="layout" svg:width="0.849cm" svg:height="0.962cm" svg:x="13.4cm" svg:y="12cm">
          <draw:text-box>
            <text:p><text:span text:style-name="T9">x</text:span></text:p>
          </draw:text-box>
        </draw:frame>
        <draw:frame draw:style-name="gr13" draw:text-style-name="P16" draw:layer="layout" svg:width="0.849cm" svg:height="0.962cm" svg:x="13.4cm" svg:y="13.85cm">
          <draw:text-box>
            <text:p><text:span text:style-name="T9">y</text:span></text:p>
          </draw:text-box>
        </draw:frame>
        <draw:frame draw:style-name="gr13" draw:text-style-name="P16" draw:layer="layout" svg:width="0.849cm" svg:height="0.962cm" svg:x="13.4cm" svg:y="15.85cm">
          <draw:text-box>
            <text:p><text:span text:style-name="T9">z</text:span></text:p>
          </draw:text-box>
        </draw:frame>
        <draw:frame draw:style-name="gr14" draw:text-style-name="P10" draw:layer="layout" svg:width="1.565cm" svg:height="0.962cm" svg:x="17.3cm" svg:y="12cm">
          <draw:text-box>
            <text:p><text:span text:style-name="T9">x</text:span><text:span text:style-name="T25">++</text:span></text:p>
          </draw:text-box>
        </draw:frame>
        <draw:frame draw:style-name="gr14" draw:text-style-name="P10" draw:layer="layout" svg:width="1.565cm" svg:height="0.962cm" svg:x="17.3cm" svg:y="13.85cm">
          <draw:text-box>
            <text:p><text:span text:style-name="T9">y</text:span><text:span text:style-name="T25">++</text:span></text:p>
          </draw:text-box>
        </draw:frame>
        <draw:frame draw:style-name="gr14" draw:text-style-name="P10" draw:layer="layout" svg:width="1.565cm" svg:height="0.962cm" svg:x="17.3cm" svg:y="15.85cm">
          <draw:text-box>
            <text:p><text:span text:style-name="T9">z</text:span><text:span text:style-name="T25">++</text:span></text:p>
          </draw:text-box>
        </draw:frame>
        <draw:frame draw:style-name="gr15" draw:text-style-name="P17" draw:layer="layout" svg:width="3.588cm" svg:height="2.784cm" svg:x="20.812cm" svg:y="12.841cm">
          <draw:text-box>
            <text:p text:style-name="P8"><text:span text:style-name="T20">Apenas os valores de </text:span><text:span text:style-name="T21">x</text:span><text:span text:style-name="T20">, </text:span><text:span text:style-name="T21">y</text:span><text:span text:style-name="T20"> e </text:span><text:span text:style-name="T21">z</text:span><text:span text:style-name="T20"> são alterados</text:span></text:p>
          </draw:text-box>
        </draw:frame>
        <draw:frame draw:style-name="gr16" draw:text-style-name="P16" draw:layer="layout" svg:width="0.849cm" svg:height="0.886cm" svg:x="3.4cm" svg:y="12.038cm">
          <draw:text-box>
            <text:p><text:span text:style-name="T9">a</text:span></text:p>
          </draw:text-box>
        </draw:frame>
        <draw:frame draw:style-name="gr16" draw:text-style-name="P16" draw:layer="layout" svg:width="0.849cm" svg:height="0.886cm" svg:x="3.4cm" svg:y="13.888cm">
          <draw:text-box>
            <text:p><text:span text:style-name="T9">b</text:span></text:p>
          </draw:text-box>
        </draw:frame>
        <draw:frame draw:style-name="gr16" draw:text-style-name="P16" draw:layer="layout" svg:width="0.849cm" svg:height="0.886cm" svg:x="3.416cm" svg:y="15.888cm">
          <draw:text-box>
            <text:p><text:span text:style-name="T9">c</text:span></text:p>
          </draw:text-box>
        </draw:frame>
        <draw:custom-shape draw:style-name="gr17" draw:text-style-name="P18" draw:layer="layout" svg:width="6.8cm" svg:height="0.5cm" svg:x="6.2cm" svg:y="12.2cm">
          <text:p/>
          <draw:enhanced-geometry svg:viewBox="0 0 21600 21600" draw:text-areas="0 ?f0 ?f5 ?f2" draw:type="right-arrow" draw:modifiers="19144.9492721659 7002.493765586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6.8cm" svg:height="0.5cm" svg:x="6.2cm" svg:y="14.1cm">
          <text:p/>
          <draw:enhanced-geometry svg:viewBox="0 0 21600 21600" draw:text-areas="0 ?f0 ?f5 ?f2" draw:type="right-arrow" draw:modifiers="19144.9492721659 7002.493765586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6.8cm" svg:height="0.5cm" svg:x="6.2cm" svg:y="16cm">
          <text:p/>
          <draw:enhanced-geometry svg:viewBox="0 0 21600 21600" draw:text-areas="0 ?f0 ?f5 ?f2" draw:type="right-arrow" draw:modifiers="19144.9492721659 7002.493765586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 text:style-name="P12">Passagem por cópia/valor</text:p>
          </draw:text-box>
        </draw:frame>
        <draw:frame draw:style-name="gr18" draw:text-style-name="P10" draw:layer="layout" svg:width="18.901cm" svg:height="10.916cm" svg:x="3.301cm" svg:y="6.084cm">
          <draw:text-box>
            <text:p><text:span text:style-name="T8">void</text:span><text:span text:style-name="T9"> alterar</text:span><text:span text:style-name="T12">(</text:span><text:span text:style-name="T8">int</text:span><text:span text:style-name="T9"> x</text:span><text:span text:style-name="T12">,</text:span><text:span text:style-name="T9"> </text:span><text:span text:style-name="T8">int</text:span><text:span text:style-name="T9"> y</text:span><text:span text:style-name="T12">,</text:span><text:span text:style-name="T9"> </text:span><text:span text:style-name="T8">int</text:span><text:span text:style-name="T9"> z</text:span><text:span text:style-name="T12">){</text:span></text:p>
            <text:p><text:span text:style-name="T9"><text:s text:c="3"/></text:span><text:span text:style-name="T26"><text:s/></text:span><text:span text:style-name="T27">printf(“valores recebidos... %d %d %d”, x, y, z);</text:span></text:p>
            <text:p><text:span text:style-name="T27"><text:s text:c="4"/></text:span><text:span text:style-name="T27">x++; //incrementa valor de x</text:span></text:p>
            <text:p><text:span text:style-name="T27"><text:s text:c="4"/></text:span><text:span text:style-name="T27">y++; //incrementa valor de y</text:span></text:p>
            <text:p><text:span text:style-name="T27"><text:s text:c="4"/></text:span><text:span text:style-name="T27">z++; //incrementa valor de z</text:span></text:p>
            <text:p><text:span text:style-name="T27"><text:s text:c="4"/></text:span><text:span text:style-name="T27">printf(“valores alterados... %d %d %d”, x, y, z);</text:span></text:p>
            <text:p><text:span text:style-name="T27">}</text:span></text:p>
            <text:p><text:span text:style-name="T27"/></text:p>
            <text:p><text:span text:style-name="T28">void</text:span><text:span text:style-name="T27"> main(){</text:span></text:p>
            <text:p><text:span text:style-name="T27"><text:s text:c="4"/></text:span><text:span text:style-name="T28">int</text:span><text:span text:style-name="T27"> a = 1, b = 2, c = 3;</text:span></text:p>
            <text:p><text:span text:style-name="T9"><text:s text:c="4"/></text:span><text:span text:style-name="T9">alterar</text:span><text:span text:style-name="T12">(</text:span><text:span text:style-name="T9">a</text:span><text:span text:style-name="T12">,</text:span><text:span text:style-name="T9"> b</text:span><text:span text:style-name="T12">,</text:span><text:span text:style-name="T9"> c</text:span><text:span text:style-name="T12">);</text:span></text:p>
            <text:p><text:span text:style-name="T9"><text:s text:c="4"/></text:span><text:span text:style-name="T27">printf(“valores finais... %d %d %d”, a, b, c);</text:span></text:p>
            <text:p><text:span text:style-name="T27"><text:tab/></text:span></text:p>
            <text:p><text:span text:style-name="T27"><text:tab/></text:span><text:span text:style-name="T27">return 0;</text:span></text:p>
            <text:p><text:span text:style-name="T27">}</text:span></text:p>
          </draw:text-box>
        </draw:frame>
        <draw:frame draw:style-name="gr19" draw:text-style-name="P6" draw:layer="layout" svg:width="16.559cm" svg:height="0.962cm" svg:x="2.4cm" svg:y="3.4cm">
          <draw:text-box>
            <text:p>Entendendo melhor a passagem de parâmetros por valor</text:p>
          </draw:text-box>
        </draw:frame>
        <draw:custom-shape draw:style-name="gr20" draw:text-style-name="P19" draw:layer="layout" svg:width="8.2cm" svg:height="3.1cm" draw:transform="rotate (1.5707963267949) translate (1.1cm 13.9cm)">
          <text:p/>
          <draw:enhanced-geometry svg:viewBox="0 0 21600 21600" draw:text-areas="0 0 21600 21600" draw:type="circular-arrow" draw:modifiers="160.282083299574 3.08592298617059 6266.721556070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Passagem por referência</text:p>
          </draw:text-box>
        </draw:frame>
        <draw:frame presentation:style-name="pr5" draw:text-style-name="P20" draw:layer="layout" svg:width="24.4cm" svg:height="14.6cm" svg:x="0.6cm" svg:y="3.8cm" presentation:class="outline">
          <draw:text-box>
            <text:list text:style-name="L2">
              <text:list-item>
                <text:p text:style-name="P8"><text:span text:style-name="T6">E se for desejável que a função modifique os valores das variáveis </text:span><text:span text:style-name="T22">a</text:span><text:span text:style-name="T6">, </text:span><text:span text:style-name="T22">b</text:span><text:span text:style-name="T6"> e </text:span><text:span text:style-name="T22">c</text:span><text:span text:style-name="T6"> passadas a ela como parâmetros?</text:span></text:p>
              </text:list-item>
              <text:list-item>
                <text:p text:style-name="P8"><text:span text:style-name="T6">Neste caso, em vez de passar para a função os valores destas variáveis, é preciso passar os seus </text:span><text:span text:style-name="T29">endereços</text:span><text:span text:style-name="T6"> na memória;</text:span></text:p>
              </text:list-item>
              <text:list-item>
                <text:p text:style-name="P8"><text:span text:style-name="T6">Dessa maneira, a função pode alterar diretamente o valor da variáve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Passagem por referência</text:p>
          </draw:text-box>
        </draw:frame>
        <draw:frame presentation:style-name="pr5" draw:text-style-name="P20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 text:style-name="P8"><text:span text:style-name="T6">Considere, por exemplo, que as variáveis </text:span><text:span text:style-name="T22">a</text:span><text:span text:style-name="T6">, </text:span><text:span text:style-name="T22">b</text:span><text:span text:style-name="T6"> e </text:span><text:span text:style-name="T22">c</text:span><text:span text:style-name="T6"> correspondem, respectivamente, aos endereços (</text:span><text:span text:style-name="T30">hexadecimais</text:span><text:span text:style-name="T6">) F010, F020 e F030.</text:span></text:p>
              </text:list-item>
            </text:list>
          </draw:text-box>
        </draw:frame>
        <draw:custom-shape draw:style-name="gr21" draw:text-style-name="P22" draw:layer="layout" svg:width="2.2cm" svg:height="1.2cm" svg:x="6.4cm" svg:y="11cm">
          <text:p text:style-name="P21">1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2.2cm" svg:height="1.2cm" svg:x="6.4cm" svg:y="12.2cm">
          <text:p text:style-name="P21">2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2.2cm" svg:height="1.2cm" svg:x="6.4cm" svg:y="13.4cm">
          <text:p text:style-name="P21">3</text:p>
          <draw:enhanced-geometry svg:viewBox="0 0 21600 21600" draw:type="rectangle" draw:enhanced-path="M 0 0 L 21600 0 21600 21600 0 21600 0 0 Z N"/>
        </draw:custom-shape>
        <draw:line draw:style-name="gr22" draw:text-style-name="P23" draw:layer="layout" svg:x1="6.41cm" svg:y1="11cm" svg:x2="6.41cm" svg:y2="10.4cm">
          <text:p/>
        </draw:line>
        <draw:line draw:style-name="gr22" draw:text-style-name="P23" draw:layer="layout" svg:x1="8.58cm" svg:y1="11cm" svg:x2="8.58cm" svg:y2="10.4cm">
          <text:p/>
        </draw:line>
        <draw:line draw:style-name="gr22" draw:text-style-name="P23" draw:layer="layout" svg:x1="6.42cm" svg:y1="14.6cm" svg:x2="6.42cm" svg:y2="15.2cm">
          <text:p/>
        </draw:line>
        <draw:line draw:style-name="gr22" draw:text-style-name="P23" draw:layer="layout" svg:x1="8.58cm" svg:y1="15.2cm" svg:x2="8.58cm" svg:y2="14.6cm">
          <text:p/>
        </draw:line>
        <draw:frame draw:style-name="gr23" draw:text-style-name="P16" draw:layer="layout" svg:width="0.853cm" svg:height="0.962cm" svg:x="9.9cm" svg:y="11.1cm">
          <draw:text-box>
            <text:p><text:span text:style-name="T9">a</text:span></text:p>
          </draw:text-box>
        </draw:frame>
        <draw:frame draw:style-name="gr24" draw:text-style-name="P16" draw:layer="layout" svg:width="0.853cm" svg:height="0.962cm" svg:x="9.9cm" svg:y="12.319cm">
          <draw:text-box>
            <text:p><text:span text:style-name="T9">b</text:span></text:p>
          </draw:text-box>
        </draw:frame>
        <draw:frame draw:style-name="gr13" draw:text-style-name="P16" draw:layer="layout" svg:width="0.849cm" svg:height="0.962cm" svg:x="9.902cm" svg:y="13.5cm">
          <draw:text-box>
            <text:p><text:span text:style-name="T9">c</text:span></text:p>
          </draw:text-box>
        </draw:frame>
        <draw:frame draw:style-name="gr25" draw:text-style-name="P6" draw:layer="layout" svg:width="3.211cm" svg:height="0.962cm" svg:x="2.3cm" svg:y="8.2cm">
          <draw:text-box>
            <text:p>Endereço</text:p>
          </draw:text-box>
        </draw:frame>
        <draw:frame draw:style-name="gr26" draw:text-style-name="P6" draw:layer="layout" svg:width="3.245cm" svg:height="0.962cm" svg:x="6.083cm" svg:y="8.2cm">
          <draw:text-box>
            <text:p>Conteúdo</text:p>
          </draw:text-box>
        </draw:frame>
        <draw:frame draw:style-name="gr27" draw:text-style-name="P6" draw:layer="layout" svg:width="2.741cm" svg:height="0.962cm" svg:x="9.7cm" svg:y="8.2cm">
          <draw:text-box>
            <text:p>Variável</text:p>
          </draw:text-box>
        </draw:frame>
        <draw:frame draw:style-name="gr28" draw:text-style-name="P6" draw:layer="layout" svg:width="1.946cm" svg:height="0.962cm" svg:x="3.25cm" svg:y="11.1cm">
          <draw:text-box>
            <text:p>F010</text:p>
          </draw:text-box>
        </draw:frame>
        <draw:frame draw:style-name="gr28" draw:text-style-name="P6" draw:layer="layout" svg:width="1.946cm" svg:height="0.962cm" svg:x="3.25cm" svg:y="12.319cm">
          <draw:text-box>
            <text:p>F020</text:p>
          </draw:text-box>
        </draw:frame>
        <draw:frame draw:style-name="gr28" draw:text-style-name="P6" draw:layer="layout" svg:width="1.946cm" svg:height="0.962cm" svg:x="3.25cm" svg:y="13.5cm">
          <draw:text-box>
            <text:p>F030</text:p>
          </draw:text-box>
        </draw:frame>
        <draw:frame draw:style-name="gr29" draw:text-style-name="P25" draw:layer="layout" svg:width="8.274cm" svg:height="0.992cm" svg:x="15.699cm" svg:y="11cm">
          <draw:text-box>
            <text:p text:style-name="P24"><text:span text:style-name="T31">&amp;a = F010</text:span><text:span text:style-name="T32"> (endereço de </text:span><text:span text:style-name="T31">a</text:span><text:span text:style-name="T32">)</text:span></text:p>
          </draw:text-box>
        </draw:frame>
        <draw:frame draw:style-name="gr30" draw:text-style-name="P26" draw:layer="layout" svg:width="8.501cm" svg:height="0.992cm" svg:x="15.699cm" svg:y="12.238cm">
          <draw:text-box>
            <text:p><text:span text:style-name="T33">&amp;b = F020</text:span><text:span text:style-name="T34"> (endereço de </text:span><text:span text:style-name="T33">b</text:span><text:span text:style-name="T34">)</text:span></text:p>
          </draw:text-box>
        </draw:frame>
        <draw:frame draw:style-name="gr31" draw:text-style-name="P26" draw:layer="layout" svg:width="8.501cm" svg:height="1cm" svg:x="15.699cm" svg:y="13.4cm">
          <draw:text-box>
            <text:p><text:span text:style-name="T33">&amp;c = F030</text:span><text:span text:style-name="T34"> (endereço de </text:span><text:span text:style-name="T33">c</text:span><text:span text:style-name="T34">)</text:span></text:p>
          </draw:text-box>
        </draw:frame>
        <draw:frame draw:style-name="gr32" draw:text-style-name="P27" draw:layer="layout" svg:width="0.591cm" svg:height="1.319cm" svg:x="7.209cm" svg:y="14.6cm">
          <draw:text-box>
            <text:p><text:span text:style-name="T35">.</text:span></text:p>
            <text:p><text:span text:style-name="T35">.</text:span></text:p>
            <text:p><text:span text:style-name="T35">.</text:span></text:p>
          </draw:text-box>
        </draw:frame>
        <draw:frame draw:style-name="gr32" draw:text-style-name="P27" draw:layer="layout" svg:width="0.591cm" svg:height="1.319cm" svg:x="7.209cm" svg:y="9.581cm">
          <draw:text-box>
            <text:p><text:span text:style-name="T35">.</text:span></text:p>
            <text:p><text:span text:style-name="T35">.</text:span></text:p>
            <text:p><text:span text:style-name="T3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Passagem por referência</text:p>
          </draw:text-box>
        </draw:frame>
        <draw:frame presentation:style-name="pr5" draw:text-style-name="P28" draw:layer="layout" svg:width="24.4cm" svg:height="14.6cm" svg:x="0.6cm" svg:y="3.8cm" presentation:class="outline">
          <draw:text-box>
            <text:list text:style-name="L2">
              <text:list-item>
                <text:p><text:span text:style-name="T6">Considerando uma variável declarada como:</text:span></text:p>
                <text:p><text:span text:style-name="T23"/></text:p>
              </text:list-item>
              <text:list-item>
                <text:p><text:span text:style-name="T22">ptr</text:span><text:span text:style-name="T6"> é um ponteiro para </text:span><text:span text:style-name="T22">int</text:span><text:span text:style-name="T6">, isto é, uma variável que armazena o endereço de uma variável do tipo </text:span><text:span text:style-name="T22">int</text:span><text:span text:style-name="T6">.</text:span></text:p>
              </text:list-item>
              <text:list-item>
                <text:p><text:span text:style-name="T6">Supondo que </text:span><text:span text:style-name="T22">ptr</text:span><text:span text:style-name="T6"> armazene o valor F010, tem-se que:</text:span></text:p>
                <text:p><text:span text:style-name="T6"/></text:p>
              </text:list-item>
              <text:list-item>
                <text:p><text:span text:style-name="T6">Define-se </text:span><text:span text:style-name="T22">*ptr</text:span><text:span text:style-name="T6"> como sendo o valor contido na posição de memória apontada por </text:span><text:span text:style-name="T22">ptr</text:span><text:span text:style-name="T6">. Assim, </text:span><text:span text:style-name="T22">*ptr</text:span><text:span text:style-name="T6"> vale 1.</text:span></text:p>
              </text:list-item>
            </text:list>
          </draw:text-box>
        </draw:frame>
        <draw:frame draw:style-name="gr33" draw:text-style-name="P10" draw:layer="layout" svg:width="3.8cm" svg:height="0.886cm" svg:x="10.8cm" svg:y="5cm">
          <draw:text-box>
            <text:p><text:span text:style-name="T8">int</text:span><text:span text:style-name="T36">*</text:span><text:span text:style-name="T9"> ptr</text:span><text:span text:style-name="T25">;</text:span></text:p>
          </draw:text-box>
        </draw:frame>
        <draw:frame draw:style-name="gr33" draw:text-style-name="P10" draw:layer="layout" svg:width="3.8cm" svg:height="0.886cm" svg:x="10.8cm" svg:y="10.3cm">
          <draw:text-box>
            <text:p><text:span text:style-name="T9">ptr </text:span><text:span text:style-name="T25">=</text:span><text:span text:style-name="T9"> </text:span><text:span text:style-name="T25">&amp;</text:span><text:span text:style-name="T9">a</text:span><text:span text:style-name="T25">;</text:span></text:p>
          </draw:text-box>
        </draw:frame>
        <draw:custom-shape draw:style-name="gr21" draw:text-style-name="P22" draw:layer="layout" svg:width="2.2cm" svg:height="1.2cm" svg:x="11.4cm" svg:y="14.6cm">
          <text:p text:style-name="P21">1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2.2cm" svg:height="1.2cm" svg:x="11.4cm" svg:y="15.8cm">
          <text:p text:style-name="P21">2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2.2cm" svg:height="1.2cm" svg:x="11.4cm" svg:y="17cm">
          <text:p text:style-name="P21">3</text:p>
          <draw:enhanced-geometry svg:viewBox="0 0 21600 21600" draw:type="rectangle" draw:enhanced-path="M 0 0 L 21600 0 21600 21600 0 21600 0 0 Z N"/>
        </draw:custom-shape>
        <draw:line draw:style-name="gr22" draw:text-style-name="P23" draw:layer="layout" svg:x1="11.41cm" svg:y1="14.6cm" svg:x2="11.41cm" svg:y2="14cm">
          <text:p/>
        </draw:line>
        <draw:line draw:style-name="gr22" draw:text-style-name="P23" draw:layer="layout" svg:x1="13.58cm" svg:y1="14.6cm" svg:x2="13.58cm" svg:y2="14cm">
          <text:p/>
        </draw:line>
        <draw:line draw:style-name="gr22" draw:text-style-name="P23" draw:layer="layout" svg:x1="11.42cm" svg:y1="18.2cm" svg:x2="11.42cm" svg:y2="18.8cm">
          <text:p/>
        </draw:line>
        <draw:line draw:style-name="gr22" draw:text-style-name="P23" draw:layer="layout" svg:x1="13.58cm" svg:y1="18.8cm" svg:x2="13.58cm" svg:y2="18.2cm">
          <text:p/>
        </draw:line>
        <draw:line draw:style-name="gr34" draw:text-style-name="P29" draw:layer="layout" svg:x1="9.4cm" svg:y1="16.2cm" svg:x2="11.2cm" svg:y2="15.2cm">
          <text:p/>
        </draw:line>
        <draw:frame draw:style-name="gr35" draw:text-style-name="P16" draw:layer="layout" svg:width="1.543cm" svg:height="0.886cm" svg:x="7.9cm" svg:y="16.1cm">
          <draw:text-box>
            <text:p><text:span text:style-name="T9">pt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Passagem por referência</text:p>
          </draw:text-box>
        </draw:frame>
        <draw:frame draw:style-name="gr36" draw:text-style-name="P6" draw:layer="layout" svg:width="12.1cm" svg:height="1cm" svg:x="3.9cm" svg:y="15.6cm">
          <draw:text-box>
            <text:p>Qual o valor exibido na função <text:span text:style-name="T9">main</text:span>?</text:p>
          </draw:text-box>
        </draw:frame>
        <draw:frame draw:style-name="gr37" draw:text-style-name="P6" draw:layer="layout" svg:width="20.429cm" svg:height="1.673cm" svg:x="3.9cm" svg:y="16.7cm">
          <draw:text-box>
            <text:p><text:span text:style-name="T37">A variável original foi alterada, pois foi passada a </text:span><text:span text:style-name="T38">REFERÊNCIA</text:span></text:p>
            <text:p><text:tab/>É a mesma posição na memória RAM, por isso, o valor é alterado!</text:p>
          </draw:text-box>
        </draw:frame>
        <draw:frame draw:style-name="gr38" draw:text-style-name="P10" draw:layer="layout" svg:width="16.818cm" svg:height="9.776cm" svg:x="4.291cm" svg:y="4.024cm">
          <draw:text-box>
            <text:p><text:span text:style-name="T8">void</text:span><text:span text:style-name="T9"> incrementa</text:span><text:span text:style-name="T10">(</text:span><text:span text:style-name="T8">int</text:span><text:span text:style-name="T36">*</text:span><text:span text:style-name="T9"> valor</text:span><text:span text:style-name="T10">){</text:span></text:p>
            <text:p><text:span text:style-name="T9"><text:s text:c="4"/></text:span><text:span text:style-name="T9">printf(</text:span><text:span text:style-name="T11">“Valor recebido %d\n”</text:span><text:span text:style-name="T10">,</text:span><text:span text:style-name="T9"> </text:span><text:span text:style-name="T12">*</text:span><text:span text:style-name="T9">valor</text:span><text:span text:style-name="T10">);</text:span></text:p>
            <text:p><text:span text:style-name="T9"><text:s text:c="4"/></text:span><text:span text:style-name="T25">(*</text:span><text:span text:style-name="T9">valor</text:span><text:span text:style-name="T25">)</text:span><text:span text:style-name="T12">++;</text:span></text:p>
            <text:p><text:span text:style-name="T9"><text:s text:c="4"/></text:span><text:span text:style-name="T9">printf</text:span><text:span text:style-name="T10">(</text:span><text:span text:style-name="T11">“Valor incrementado %d\n”</text:span><text:span text:style-name="T12">,</text:span><text:span text:style-name="T9"> </text:span><text:span text:style-name="T25">*</text:span><text:span text:style-name="T9">valor</text:span><text:span text:style-name="T10">);</text:span></text:p>
            <text:p><text:span text:style-name="T10"/></text:p>
            <text:p><text:span text:style-name="T9"><text:s text:c="4"/></text:span><text:span text:style-name="T13">return</text:span><text:span text:style-name="T25">;</text:span></text:p>
            <text:p><text:span text:style-name="T10">}</text:span><text:span text:style-name="T15">//incrementa</text:span></text:p>
            <text:p><text:span text:style-name="T15"/></text:p>
            <text:p><text:span text:style-name="T8">int</text:span><text:span text:style-name="T9"> main</text:span><text:span text:style-name="T10">(){</text:span></text:p>
            <text:p><text:span text:style-name="T9"><text:s text:c="4"/></text:span><text:span text:style-name="T8">int</text:span><text:span text:style-name="T9"> valor </text:span><text:span text:style-name="T12">=</text:span><text:span text:style-name="T9"> </text:span><text:span text:style-name="T16">15</text:span><text:span text:style-name="T10">;</text:span></text:p>
            <text:p><text:span text:style-name="T9"><text:s text:c="4"/></text:span><text:span text:style-name="T9">incrementa</text:span><text:span text:style-name="T10">(</text:span><text:span text:style-name="T25">&amp;</text:span><text:span text:style-name="T9">valor</text:span><text:span text:style-name="T10">);</text:span></text:p>
            <text:p><text:span text:style-name="T9"><text:s text:c="4"/></text:span><text:span text:style-name="T9">printf</text:span><text:span text:style-name="T10">(</text:span><text:span text:style-name="T11">“Valor após a função: %d\n”</text:span><text:span text:style-name="T12">,</text:span><text:span text:style-name="T9"> valor</text:span><text:span text:style-name="T10">);</text:span></text:p>
            <text:p><text:span text:style-name="T10"/></text:p>
            <text:p><text:span text:style-name="T9"><text:s text:c="4"/></text:span><text:span text:style-name="T13">return</text:span><text:span text:style-name="T9"> </text:span><text:span text:style-name="T16">0</text:span><text:span text:style-name="T10">;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Passagem por referência</text:p>
          </draw:text-box>
        </draw:frame>
        <draw:frame draw:style-name="gr39" draw:text-style-name="P30" draw:layer="layout" svg:width="8.244cm" svg:height="2.474cm" svg:x="15.2cm" svg:y="15.9cm">
          <draw:text-box>
            <text:p>Valores recebidos... <text:span text:style-name="T9">1 2 3</text:span></text:p>
            <text:p>Valores alterados... <text:span text:style-name="T9">2 3 4</text:span></text:p>
            <text:p>Valores finais... <text:span text:style-name="T9">2 3 4</text:span></text:p>
          </draw:text-box>
        </draw:frame>
        <draw:frame draw:style-name="gr40" draw:text-style-name="P10" draw:layer="layout" svg:width="19.94cm" svg:height="10.916cm" svg:x="2.73cm" svg:y="4.484cm">
          <draw:text-box>
            <text:p><text:span text:style-name="T8">void</text:span><text:span text:style-name="T9"> alterar</text:span><text:span text:style-name="T12">(</text:span><text:span text:style-name="T8">int</text:span><text:span text:style-name="T39">*</text:span><text:span text:style-name="T9"> x</text:span><text:span text:style-name="T12">,</text:span><text:span text:style-name="T9"> </text:span><text:span text:style-name="T8">int</text:span><text:span text:style-name="T39">*</text:span><text:span text:style-name="T9"> y</text:span><text:span text:style-name="T12">,</text:span><text:span text:style-name="T9"> </text:span><text:span text:style-name="T8">int</text:span><text:span text:style-name="T39">*</text:span><text:span text:style-name="T9"> z</text:span><text:span text:style-name="T12">){</text:span></text:p>
            <text:p><text:span text:style-name="T9"><text:s text:c="4"/></text:span><text:span text:style-name="T9">printf</text:span><text:span text:style-name="T12">(</text:span><text:span text:style-name="T18">“valores recebidos... %d %d %d”</text:span><text:span text:style-name="T12">,</text:span><text:span text:style-name="T9"> </text:span><text:span text:style-name="T25">*</text:span><text:span text:style-name="T9">x</text:span><text:span text:style-name="T12">,</text:span><text:span text:style-name="T9"> </text:span><text:span text:style-name="T25">*</text:span><text:span text:style-name="T9">y</text:span><text:span text:style-name="T12">,</text:span><text:span text:style-name="T9"> </text:span><text:span text:style-name="T25">*</text:span><text:span text:style-name="T9">z</text:span><text:span text:style-name="T12">);</text:span></text:p>
            <text:p><text:span text:style-name="T9"><text:s text:c="4"/></text:span><text:span text:style-name="T25">(*</text:span><text:span text:style-name="T9">x</text:span><text:span text:style-name="T25">)++;</text:span><text:span text:style-name="T9"> </text:span><text:span text:style-name="T15">//incrementa valor de x</text:span></text:p>
            <text:p><text:span text:style-name="T9"><text:s text:c="4"/></text:span><text:span text:style-name="T25">(*</text:span><text:span text:style-name="T9">y</text:span><text:span text:style-name="T25">)++;</text:span><text:span text:style-name="T9"> </text:span><text:span text:style-name="T15">//incrementa valor de y</text:span></text:p>
            <text:p><text:span text:style-name="T9"><text:s text:c="4"/></text:span><text:span text:style-name="T25">(*</text:span><text:span text:style-name="T9">z</text:span><text:span text:style-name="T25">)++;</text:span><text:span text:style-name="T9"> </text:span><text:span text:style-name="T15">//incrementa valor de z</text:span></text:p>
            <text:p><text:span text:style-name="T9"><text:s text:c="4"/></text:span><text:span text:style-name="T9">printf</text:span><text:span text:style-name="T12">(</text:span><text:span text:style-name="T18">“valores alterados... %d %d %d”</text:span><text:span text:style-name="T12">,</text:span><text:span text:style-name="T9"> </text:span><text:span text:style-name="T25">*</text:span><text:span text:style-name="T9">x</text:span><text:span text:style-name="T12">,</text:span><text:span text:style-name="T9"> </text:span><text:span text:style-name="T25">*</text:span><text:span text:style-name="T9">y</text:span><text:span text:style-name="T12">,</text:span><text:span text:style-name="T9"> </text:span><text:span text:style-name="T25">*</text:span><text:span text:style-name="T9">z</text:span><text:span text:style-name="T12">);</text:span></text:p>
            <text:p><text:span text:style-name="T12">}</text:span></text:p>
            <text:p><text:span text:style-name="T9"/></text:p>
            <text:p><text:span text:style-name="T8">void</text:span><text:span text:style-name="T9"> main</text:span><text:span text:style-name="T12">(){</text:span></text:p>
            <text:p><text:span text:style-name="T9"><text:s text:c="4"/></text:span><text:span text:style-name="T8">int</text:span><text:span text:style-name="T9"> a </text:span><text:span text:style-name="T12">=</text:span><text:span text:style-name="T9"> </text:span><text:span text:style-name="T19">1</text:span><text:span text:style-name="T12">,</text:span><text:span text:style-name="T9"> b </text:span><text:span text:style-name="T12">=</text:span><text:span text:style-name="T9"> </text:span><text:span text:style-name="T19">2</text:span><text:span text:style-name="T12">,</text:span><text:span text:style-name="T9"> c </text:span><text:span text:style-name="T12">=</text:span><text:span text:style-name="T9"> </text:span><text:span text:style-name="T19">3</text:span><text:span text:style-name="T12">;</text:span></text:p>
            <text:p><text:span text:style-name="T9"><text:s text:c="4"/></text:span><text:span text:style-name="T9">alterar</text:span><text:span text:style-name="T12">(&amp;</text:span><text:span text:style-name="T9">a</text:span><text:span text:style-name="T12">,</text:span><text:span text:style-name="T9"> </text:span><text:span text:style-name="T25">&amp;</text:span><text:span text:style-name="T9">b</text:span><text:span text:style-name="T12">,</text:span><text:span text:style-name="T9"> </text:span><text:span text:style-name="T25">&amp;</text:span><text:span text:style-name="T9">c</text:span><text:span text:style-name="T12">);</text:span></text:p>
            <text:p><text:span text:style-name="T9"><text:s text:c="4"/></text:span><text:span text:style-name="T9">printf</text:span><text:span text:style-name="T12">(</text:span><text:span text:style-name="T18">“valores finais... %d %d %d”</text:span><text:span text:style-name="T12">,</text:span><text:span text:style-name="T9"> a</text:span><text:span text:style-name="T12">,</text:span><text:span text:style-name="T9"> b</text:span><text:span text:style-name="T12">,</text:span><text:span text:style-name="T9"> c</text:span><text:span text:style-name="T12">);</text:span></text:p>
            <text:p><text:span text:style-name="T9"><text:tab/></text:span></text:p>
            <text:p><text:span text:style-name="T9"><text:tab/></text:span><text:span text:style-name="T9">return </text:span><text:span text:style-name="T19">0</text:span><text:span text:style-name="T12">;</text:span></text:p>
            <text:p><text:span text:style-name="T12">}</text:span></text:p>
          </draw:text-box>
        </draw:frame>
        <draw:frame draw:style-name="gr7" draw:text-style-name="P6" draw:layer="layout" svg:width="10.429cm" svg:height="0.962cm" svg:x="2.9cm" svg:y="16.7cm">
          <draw:text-box>
            <text:p>O que será exibido pelo programa?</text:p>
          </draw:text-box>
        </draw:frame>
        <draw:frame draw:style-name="gr41" draw:text-style-name="P6" draw:layer="layout" svg:width="11.03cm" svg:height="0.962cm" svg:x="2.8cm" svg:y="3.2cm">
          <draw:text-box>
            <text:p>Exemplo de passagem por referência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Passagem por cópia/valor</text:p>
          </draw:text-box>
        </draw:frame>
        <draw:frame presentation:style-name="pr5" draw:text-style-name="P28" draw:layer="layout" svg:width="24.4cm" svg:height="14.6cm" svg:x="0.6cm" svg:y="3.8cm" presentation:class="outline">
          <draw:text-box>
            <text:list text:style-name="L2">
              <text:list-item>
                <text:p><text:span text:style-name="T6">Agora os valores das variáveis </text:span><text:span text:style-name="T22">a</text:span><text:span text:style-name="T6">, </text:span><text:span text:style-name="T22">b</text:span><text:span text:style-name="T6"> e </text:span><text:span text:style-name="T22">c</text:span><text:span text:style-name="T6"> foram modificados na função </text:span><text:span text:style-name="T22">alterar</text:span><text:span text:style-name="T6">;</text:span></text:p>
              </text:list-item>
              <text:list-item>
                <text:p><text:span text:style-name="T6">Foram passados os endereços das variáveis a, b, e c para os ponteiros x, y e z.</text:span></text:p>
              </text:list-item>
            </text:list>
          </draw:text-box>
        </draw:frame>
        <draw:frame draw:style-name="gr9" draw:text-style-name="P31" draw:layer="layout" svg:width="6.8cm" svg:height="1cm" svg:x="1.2cm" svg:y="10.4cm">
          <draw:text-box>
            <text:p><text:span text:style-name="T40">Escopo: função </text:span><text:span text:style-name="T33">main</text:span></text:p>
          </draw:text-box>
        </draw:frame>
        <draw:frame draw:style-name="gr42" draw:text-style-name="P31" draw:layer="layout" svg:width="7.479cm" svg:height="1.597cm" svg:x="12.8cm" svg:y="10.4cm">
          <draw:text-box>
            <text:p><text:span text:style-name="T40">Escopo: função </text:span><text:span text:style-name="T33">alterar</text:span></text:p>
          </draw:text-box>
        </draw:frame>
        <draw:custom-shape draw:style-name="gr11" draw:text-style-name="P32" draw:layer="layout" svg:width="1cm" svg:height="1cm" svg:x="2.1cm" svg:y="12.881cm">
          <text:p text:style-name="P32"><text:span text:style-name="T4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2" draw:layer="layout" svg:width="1cm" svg:height="1cm" svg:x="2.1cm" svg:y="14.731cm">
          <text:p text:style-name="P32"><text:span text:style-name="T4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2" draw:layer="layout" svg:width="1cm" svg:height="1cm" svg:x="2.1cm" svg:y="16.731cm">
          <text:p text:style-name="P32"><text:span text:style-name="T4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2" draw:layer="layout" svg:width="1.7cm" svg:height="1cm" svg:x="12cm" svg:y="12.881cm">
          <text:p text:style-name="P32"><text:span text:style-name="T41">F0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2" draw:layer="layout" svg:width="1.7cm" svg:height="1cm" svg:x="12cm" svg:y="14.731cm">
          <text:p text:style-name="P32"><text:span text:style-name="T41">F0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2" draw:layer="layout" svg:width="1.7cm" svg:height="1cm" svg:x="12cm" svg:y="16.731cm">
          <text:p text:style-name="P32"><text:span text:style-name="T41">F0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3" draw:layer="layout" svg:width="1cm" svg:height="1cm" svg:x="19.1cm" svg:y="12.881cm">
          <text:p text:style-name="P32"><text:span text:style-name="T4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3" draw:layer="layout" svg:width="1cm" svg:height="1cm" svg:x="19.1cm" svg:y="14.731cm">
          <text:p text:style-name="P32"><text:span text:style-name="T4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3" draw:layer="layout" svg:width="1cm" svg:height="1cm" svg:x="19.1cm" svg:y="16.731cm">
          <text:p text:style-name="P32"><text:span text:style-name="T4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4" draw:layer="layout" svg:width="0.849cm" svg:height="0.962cm" svg:x="10.9cm" svg:y="12.9cm">
          <draw:text-box>
            <text:p><text:span text:style-name="T33">x</text:span></text:p>
          </draw:text-box>
        </draw:frame>
        <draw:frame draw:style-name="gr13" draw:text-style-name="P34" draw:layer="layout" svg:width="0.849cm" svg:height="0.962cm" svg:x="10.9cm" svg:y="14.75cm">
          <draw:text-box>
            <text:p><text:span text:style-name="T33">y</text:span></text:p>
          </draw:text-box>
        </draw:frame>
        <draw:frame draw:style-name="gr13" draw:text-style-name="P34" draw:layer="layout" svg:width="0.849cm" svg:height="0.962cm" svg:x="10.9cm" svg:y="16.75cm">
          <draw:text-box>
            <text:p><text:span text:style-name="T33">z</text:span></text:p>
          </draw:text-box>
        </draw:frame>
        <draw:frame draw:style-name="gr44" draw:text-style-name="P35" draw:layer="layout" svg:width="4.666cm" svg:height="0.962cm" svg:x="14.3cm" svg:y="12.9cm">
          <draw:text-box>
            <text:p><text:span text:style-name="T42">(*</text:span><text:span text:style-name="T33">x</text:span><text:span text:style-name="T42">)++</text:span><text:span text:style-name="T33"> </text:span><text:span text:style-name="T43">é</text:span><text:span text:style-name="T33"> a</text:span><text:span text:style-name="T42">++</text:span></text:p>
          </draw:text-box>
        </draw:frame>
        <draw:frame draw:style-name="gr45" draw:text-style-name="P35" draw:layer="layout" svg:width="4.666cm" svg:height="0.886cm" svg:x="14.3cm" svg:y="14.75cm">
          <draw:text-box>
            <text:p><text:span text:style-name="T42">(*</text:span><text:span text:style-name="T33">y</text:span><text:span text:style-name="T42">)++</text:span><text:span text:style-name="T33"> </text:span><text:span text:style-name="T43">é</text:span><text:span text:style-name="T33"> b</text:span><text:span text:style-name="T42">++</text:span></text:p>
          </draw:text-box>
        </draw:frame>
        <draw:frame draw:style-name="gr44" draw:text-style-name="P35" draw:layer="layout" svg:width="4.666cm" svg:height="0.962cm" svg:x="14.4cm" svg:y="16.75cm">
          <draw:text-box>
            <text:p><text:span text:style-name="T42">(*</text:span><text:span text:style-name="T33">z</text:span><text:span text:style-name="T42">)++</text:span><text:span text:style-name="T33"> </text:span><text:span text:style-name="T43">é</text:span><text:span text:style-name="T33"> c</text:span><text:span text:style-name="T42">++</text:span></text:p>
          </draw:text-box>
        </draw:frame>
        <draw:frame draw:style-name="gr46" draw:text-style-name="P17" draw:layer="layout" svg:width="3.988cm" svg:height="2.859cm" svg:x="20.812cm" svg:y="13.741cm">
          <draw:text-box>
            <text:p text:style-name="P8"><text:span text:style-name="T20">Os valores de </text:span><text:span text:style-name="T21">a</text:span><text:span text:style-name="T20">, </text:span><text:span text:style-name="T21">b</text:span><text:span text:style-name="T20"> e </text:span><text:span text:style-name="T21">c</text:span><text:span text:style-name="T20"> são </text:span><text:span text:style-name="T44">realmente modificados</text:span></text:p>
          </draw:text-box>
        </draw:frame>
        <draw:frame draw:style-name="gr16" draw:text-style-name="P34" draw:layer="layout" svg:width="0.849cm" svg:height="0.886cm" svg:x="0.9cm" svg:y="12.938cm">
          <draw:text-box>
            <text:p><text:span text:style-name="T33">a</text:span></text:p>
          </draw:text-box>
        </draw:frame>
        <draw:frame draw:style-name="gr16" draw:text-style-name="P34" draw:layer="layout" svg:width="0.849cm" svg:height="0.886cm" svg:x="0.9cm" svg:y="14.788cm">
          <draw:text-box>
            <text:p><text:span text:style-name="T33">b</text:span></text:p>
          </draw:text-box>
        </draw:frame>
        <draw:frame draw:style-name="gr16" draw:text-style-name="P34" draw:layer="layout" svg:width="0.849cm" svg:height="0.886cm" svg:x="0.916cm" svg:y="16.788cm">
          <draw:text-box>
            <text:p><text:span text:style-name="T33">c</text:span></text:p>
          </draw:text-box>
        </draw:frame>
        <draw:custom-shape draw:style-name="gr17" draw:text-style-name="P18" draw:layer="layout" svg:width="6.8cm" svg:height="0.5cm" svg:x="3.7cm" svg:y="13.1cm">
          <text:p/>
          <draw:enhanced-geometry svg:viewBox="0 0 21600 21600" draw:mirror-horizontal="true" draw:text-areas="0 ?f0 ?f5 ?f2" draw:type="right-arrow" draw:modifiers="19144.9492721659 7002.493765586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6.8cm" svg:height="0.5cm" svg:x="3.7cm" svg:y="15cm">
          <text:p/>
          <draw:enhanced-geometry svg:viewBox="0 0 21600 21600" draw:mirror-horizontal="true" draw:text-areas="0 ?f0 ?f5 ?f2" draw:type="right-arrow" draw:modifiers="19144.9492721659 7002.493765586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6.8cm" svg:height="0.5cm" svg:x="3.7cm" svg:y="16.9cm">
          <text:p/>
          <draw:enhanced-geometry svg:viewBox="0 0 21600 21600" draw:mirror-horizontal="true" draw:text-areas="0 ?f0 ?f5 ?f2" draw:type="right-arrow" draw:modifiers="19144.9492721659 7002.493765586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36" draw:layer="layout" svg:width="1.946cm" svg:height="0.962cm" svg:x="4.7cm" svg:y="12.3cm">
          <draw:text-box>
            <text:p><text:span text:style-name="T45">F010</text:span></text:p>
          </draw:text-box>
        </draw:frame>
        <draw:frame draw:style-name="gr28" draw:text-style-name="P36" draw:layer="layout" svg:width="1.946cm" svg:height="0.962cm" svg:x="4.7cm" svg:y="14.3cm">
          <draw:text-box>
            <text:p><text:span text:style-name="T45">F020</text:span></text:p>
          </draw:text-box>
        </draw:frame>
        <draw:frame draw:style-name="gr28" draw:text-style-name="P36" draw:layer="layout" svg:width="1.946cm" svg:height="0.962cm" svg:x="4.7cm" svg:y="16.3cm">
          <draw:text-box>
            <text:p><text:span text:style-name="T45">F03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Exemplo para fixação</text:p>
          </draw:text-box>
        </draw:frame>
        <draw:frame draw:style-name="gr47" draw:text-style-name="P10" draw:layer="layout" svg:width="9.874cm" svg:height="7.871cm" svg:x="1.8cm" svg:y="7cm">
          <draw:text-box>
            <text:p><text:span text:style-name="T8">void</text:span><text:span text:style-name="T9"> troca</text:span><text:span text:style-name="T25">(</text:span><text:span text:style-name="T8">int</text:span><text:span text:style-name="T9"> a</text:span><text:span text:style-name="T25">,</text:span><text:span text:style-name="T9"> </text:span><text:span text:style-name="T8">int</text:span><text:span text:style-name="T9"> b</text:span><text:span text:style-name="T25">){</text:span></text:p>
            <text:p><text:span text:style-name="T9"><text:s text:c="5"/></text:span><text:span text:style-name="T8">int</text:span><text:span text:style-name="T9"> aux</text:span><text:span text:style-name="T25">;</text:span></text:p>
            <text:p><text:span text:style-name="T9"><text:s text:c="5"/></text:span><text:span text:style-name="T9">aux </text:span><text:span text:style-name="T25">=</text:span><text:span text:style-name="T9"> a</text:span><text:span text:style-name="T25">;</text:span></text:p>
            <text:p><text:span text:style-name="T9"><text:s text:c="5"/></text:span><text:span text:style-name="T9">a </text:span><text:span text:style-name="T25">=</text:span><text:span text:style-name="T9"> b</text:span><text:span text:style-name="T25">;</text:span></text:p>
            <text:p><text:span text:style-name="T9"><text:s text:c="5"/></text:span><text:span text:style-name="T9">b </text:span><text:span text:style-name="T25">=</text:span><text:span text:style-name="T9"> aux</text:span><text:span text:style-name="T25">;</text:span></text:p>
            <text:p><text:span text:style-name="T25">}</text:span></text:p>
            <text:p><text:span text:style-name="T8">void</text:span><text:span text:style-name="T9"> main</text:span><text:span text:style-name="T25">(){</text:span></text:p>
            <text:p><text:span text:style-name="T9"><text:s text:c="5"/></text:span><text:span text:style-name="T8">int</text:span><text:span text:style-name="T9"> x </text:span><text:span text:style-name="T25">=</text:span><text:span text:style-name="T9"> 2</text:span><text:span text:style-name="T25">,</text:span><text:span text:style-name="T9"> y </text:span><text:span text:style-name="T25">=</text:span><text:span text:style-name="T9"> 5</text:span><text:span text:style-name="T25">;</text:span></text:p>
            <text:p><text:span text:style-name="T9"><text:s text:c="5"/></text:span><text:span text:style-name="T9">troca</text:span><text:span text:style-name="T25">(</text:span><text:span text:style-name="T9">x</text:span><text:span text:style-name="T25">,</text:span><text:span text:style-name="T9"> y</text:span><text:span text:style-name="T25">);</text:span></text:p>
            <text:p><text:span text:style-name="T9"/></text:p>
            <text:p><text:span text:style-name="T9"><text:s text:c="5"/></text:span><text:span text:style-name="T9">printf</text:span><text:span text:style-name="T25">(</text:span><text:span text:style-name="T46">“%d %d”</text:span><text:span text:style-name="T25">,</text:span><text:span text:style-name="T9"> x</text:span><text:span text:style-name="T25">,</text:span><text:span text:style-name="T9"> y</text:span><text:span text:style-name="T25">);</text:span></text:p>
            <text:p><text:span text:style-name="T25">}</text:span></text:p>
          </draw:text-box>
        </draw:frame>
        <draw:frame draw:style-name="gr47" draw:text-style-name="P10" draw:layer="layout" svg:width="9.874cm" svg:height="7.871cm" svg:x="14.022cm" svg:y="7cm">
          <draw:text-box>
            <text:p><text:span text:style-name="T8">void</text:span><text:span text:style-name="T9"> troca</text:span><text:span text:style-name="T25">(</text:span><text:span text:style-name="T8">int</text:span><text:span text:style-name="T25">*</text:span><text:span text:style-name="T9"> a</text:span><text:span text:style-name="T25">,</text:span><text:span text:style-name="T9"> </text:span><text:span text:style-name="T8">int</text:span><text:span text:style-name="T39">*</text:span><text:span text:style-name="T9"> b</text:span><text:span text:style-name="T25">){</text:span></text:p>
            <text:p><text:span text:style-name="T9"><text:s text:c="5"/></text:span><text:span text:style-name="T8">int</text:span><text:span text:style-name="T9"> aux</text:span><text:span text:style-name="T25">;</text:span></text:p>
            <text:p><text:span text:style-name="T9"><text:s text:c="5"/></text:span><text:span text:style-name="T9">aux </text:span><text:span text:style-name="T25">= *</text:span><text:span text:style-name="T9">a</text:span><text:span text:style-name="T25">;</text:span></text:p>
            <text:p><text:span text:style-name="T9"><text:s text:c="5"/></text:span><text:span text:style-name="T25">*</text:span><text:span text:style-name="T9">a </text:span><text:span text:style-name="T25">=</text:span><text:span text:style-name="T9"> </text:span><text:span text:style-name="T25">*</text:span><text:span text:style-name="T9">b</text:span><text:span text:style-name="T25">;</text:span></text:p>
            <text:p><text:span text:style-name="T9"><text:s text:c="5"/></text:span><text:span text:style-name="T25">*</text:span><text:span text:style-name="T9">b </text:span><text:span text:style-name="T25">=</text:span><text:span text:style-name="T9"> aux</text:span><text:span text:style-name="T25">;</text:span></text:p>
            <text:p><text:span text:style-name="T9">}</text:span></text:p>
            <text:p><text:span text:style-name="T8">void</text:span><text:span text:style-name="T9"> main</text:span><text:span text:style-name="T25">(){</text:span></text:p>
            <text:p><text:span text:style-name="T9"><text:s text:c="5"/></text:span><text:span text:style-name="T8">int</text:span><text:span text:style-name="T9"> x </text:span><text:span text:style-name="T25">=</text:span><text:span text:style-name="T9"> 2</text:span><text:span text:style-name="T25">,</text:span><text:span text:style-name="T9"> y </text:span><text:span text:style-name="T25">=</text:span><text:span text:style-name="T9"> 5</text:span><text:span text:style-name="T25">;</text:span></text:p>
            <text:p><text:span text:style-name="T9"><text:s text:c="5"/></text:span><text:span text:style-name="T9">troca</text:span><text:span text:style-name="T25">(&amp;</text:span><text:span text:style-name="T9">x</text:span><text:span text:style-name="T25">,</text:span><text:span text:style-name="T9"> </text:span><text:span text:style-name="T25">&amp;</text:span><text:span text:style-name="T9">y</text:span><text:span text:style-name="T25">);</text:span></text:p>
            <text:p><text:span text:style-name="T9"/></text:p>
            <text:p><text:span text:style-name="T9"><text:s text:c="5"/></text:span><text:span text:style-name="T9">printf</text:span><text:span text:style-name="T25">(</text:span><text:span text:style-name="T46">“%d %d”</text:span><text:span text:style-name="T25">,</text:span><text:span text:style-name="T9"> x</text:span><text:span text:style-name="T25">,</text:span><text:span text:style-name="T9"> y</text:span><text:span text:style-name="T25">);</text:span></text:p>
            <text:p><text:span text:style-name="T2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Passagem por referência</text:p>
          </draw:text-box>
        </draw:frame>
        <draw:frame presentation:style-name="pr5" draw:text-style-name="P7" draw:layer="layout" svg:width="24.4cm" svg:height="14.6cm" svg:x="0.6cm" svg:y="3.8cm" presentation:class="outline">
          <draw:text-box>
            <text:list text:style-name="L2">
              <text:list-item>
                <text:p>Quando utilizar passagem de parâmetro por referência?</text:p>
                <text:list>
                  <text:list-item>
                    <text:p>Transmitir uma grande quantidade de dados a outra parte do programa. </text:p>
                    <text:list>
                      <text:list-item>
                        <text:p>Podemos passar apenas um ponteiro para esses dados em vez de fazer uma cópia dos dados e transmitir a cópia;</text:p>
                      </text:list-item>
                      <text:list-item>
                        <text:p>Economiza tempo, processamento e memória;</text:p>
                      </text:list-item>
                    </text:list>
                  </text:list-item>
                  <text:list-item>
                    <text:p>Para uma função devolver mais de um valor de retorno</text:p>
                    <text:list>
                      <text:list-item>
                        <text:p>Uma função em C só pode devolver um valor com o comando <text:span text:style-name="T9">return</text:span></text:p>
                      </text:list-item>
                      <text:list-item>
                        <text:p>Se uma função recebe como parâmetros ponteiros para outras variáveis, você poderá gravar valores nessas variáveis;</text:p>
                      </text:list-item>
                      <text:list-item>
                        <text:p>Com isso uma função pode gerar vários valores de “saída”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Erros comuns na passagem de parâmetros</text:p>
          </draw:text-box>
        </draw:frame>
        <draw:frame presentation:style-name="pr5" draw:text-style-name="P20" draw:layer="layout" svg:width="24.4cm" svg:height="14.6cm" svg:x="0.6cm" svg:y="3.8cm" presentation:class="outline">
          <draw:text-box>
            <text:list text:style-name="L2">
              <text:list-item>
                <text:p text:style-name="P8"><text:span text:style-name="T6">Esquecer o ‘</text:span><text:span text:style-name="T47">&amp;</text:span><text:span text:style-name="T6">’ na passagem de parâmetros por referência; </text:span></text:p>
              </text:list-item>
              <text:list-item>
                <text:p text:style-name="P8"><text:span text:style-name="T6">Esquecer o ‘</text:span><text:span text:style-name="T47">*</text:span><text:span text:style-name="T6">’ no uso de um parâmetro passado por referência;</text:span></text:p>
              </text:list-item>
              <text:list-item>
                <text:p text:style-name="P8"><text:span text:style-name="T6">Confundir o escopo de variáveis com mesmo nome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Vetores como parâmetros de função</text:p>
          </draw:text-box>
        </draw:frame>
        <draw:frame presentation:style-name="pr5" draw:text-style-name="P28" draw:layer="layout" svg:width="24.4cm" svg:height="14.6cm" svg:x="0.6cm" svg:y="3.8cm" presentation:class="outline">
          <draw:text-box>
            <text:list text:style-name="L2">
              <text:list-item>
                <text:p><text:span text:style-name="T29">Por padrão</text:span><text:span text:style-name="T6">, vetores e matrizes são passados por </text:span><text:span text:style-name="T47">REFERÊNCIA</text:span><text:span text:style-name="T6"> para funções</text:span></text:p>
                <text:list>
                  <text:list-item>
                    <text:p><text:span text:style-name="T48">Motivo:</text:span><text:span text:style-name="T7"> Os vetores e matrizes podem ser bem grandes, e portanto, não seria muito prático copiar todos os valores para a função;</text:span></text:p>
                  </text:list-item>
                </text:list>
              </text:list-item>
              <text:list-item>
                <text:p><text:span text:style-name="T6">Dessa maneira:</text:span></text:p>
                <text:list>
                  <text:list-item>
                    <text:p><text:span text:style-name="T7">Quando você passa um vetor para uma função, ela na verdade recebe apenas o endereço dos dados;</text:span></text:p>
                  </text:list-item>
                  <text:list-item>
                    <text:p><text:span text:style-name="T7">Com isso, qualquer modificação num vetor ou matriz passado como parâmetro para uma função é refletida na matriz/vetor origin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Vetores como parâmetros de função</text:p>
          </draw:text-box>
        </draw:frame>
        <draw:frame presentation:style-name="pr5" draw:text-style-name="P7" draw:layer="layout" svg:width="24.4cm" svg:height="14.6cm" svg:x="0.6cm" svg:y="3.8cm" presentation:class="outline">
          <draw:text-box>
            <text:list text:style-name="L2">
              <text:list-item>
                <text:p><text:span text:style-name="T6">Sintaxe da função com vetor como parâmetros</text:span></text:p>
                <text:p/>
                <text:p/>
                <text:p/>
              </text:list-item>
              <text:list-item>
                <text:p text:style-name="P8"><text:span text:style-name="T6">Para mandar um vetor como parâmetro de uma função, você simplesmente deve escrever o nome dele, sem colchetes ou qualquer outro símbolo</text:span></text:p>
              </text:list-item>
            </text:list>
          </draw:text-box>
        </draw:frame>
        <draw:frame draw:style-name="gr48" draw:text-style-name="P10" draw:layer="layout" svg:width="10.915cm" svg:height="3.095cm" svg:x="7.243cm" svg:y="5.605cm">
          <draw:text-box>
            <text:p><text:span text:style-name="T8">void</text:span><text:span text:style-name="T9"> imprime_primeiro</text:span><text:span text:style-name="T25">(</text:span><text:span text:style-name="T8">int</text:span><text:span text:style-name="T9"> v</text:span><text:span text:style-name="T25">[])</text:span></text:p>
            <text:p><text:span text:style-name="T25">{</text:span></text:p>
            <text:p><text:span text:style-name="T9"><text:s text:c="3"/></text:span><text:span text:style-name="T9">printf</text:span><text:span text:style-name="T25">(</text:span><text:span text:style-name="T46">“%d\n”</text:span><text:span text:style-name="T25">,</text:span><text:span text:style-name="T9"> v</text:span><text:span text:style-name="T25">[</text:span><text:span text:style-name="T19">0</text:span><text:span text:style-name="T25">]);</text:span></text:p>
            <text:p><text:span text:style-name="T25">}</text:span><text:span text:style-name="T9"> </text:span></text:p>
          </draw:text-box>
        </draw:frame>
        <draw:frame draw:style-name="gr49" draw:text-style-name="P10" draw:layer="layout" svg:width="9.873cm" svg:height="1.673cm" svg:x="7.764cm" svg:y="13.1cm">
          <draw:text-box>
            <text:p><text:span text:style-name="T8">int</text:span><text:span text:style-name="T9"> vetor</text:span><text:span text:style-name="T25">[] = {</text:span><text:span text:style-name="T9">1</text:span><text:span text:style-name="T25">,</text:span><text:span text:style-name="T9"> 2</text:span><text:span text:style-name="T25">,</text:span><text:span text:style-name="T9"> 3</text:span><text:span text:style-name="T25">,</text:span><text:span text:style-name="T9"> 4</text:span><text:span text:style-name="T25">};</text:span></text:p>
            <text:p><text:span text:style-name="T9">imprime_primeiro</text:span><text:span text:style-name="T25">(</text:span><text:span text:style-name="T9">vetor</text:span><text:span text:style-name="T25">);</text:span></text:p>
          </draw:text-box>
        </draw:frame>
        <draw:frame draw:style-name="gr50" draw:text-style-name="P37" draw:layer="layout" svg:width="23.681cm" svg:height="1.2cm" svg:x="0.86cm" svg:y="16cm">
          <draw:text-box>
            <text:p>O nome do vetor nada mais é do que um ponteiro para a sua primeira posição</text:p>
          </draw:text-box>
        </draw:frame>
        <draw:frame draw:style-name="gr51" draw:text-style-name="P38" draw:layer="layout" svg:width="21.427cm" svg:height="0.962cm" svg:x="1.987cm" svg:y="17.288cm">
          <draw:text-box>
            <text:p>Para vetores e matrizes não é necessário utilizar &amp; na chamada da função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Matriz como parâmetros de função</text:p>
          </draw:text-box>
        </draw:frame>
        <draw:frame draw:style-name="gr52" draw:text-style-name="P10" draw:layer="layout" svg:width="18.199cm" svg:height="14.471cm" svg:x="1.4cm" svg:y="3.4cm">
          <draw:text-box>
            <text:p><text:span text:style-name="T13">void</text:span><text:span text:style-name="T9"> alteraMatriz</text:span><text:span text:style-name="T25">(</text:span><text:span text:style-name="T13">int</text:span><text:span text:style-name="T9"> mat</text:span><text:span text:style-name="T25">[</text:span><text:span text:style-name="T49">3</text:span><text:span text:style-name="T25">][</text:span><text:span text:style-name="T49">3</text:span><text:span text:style-name="T25">])</text:span></text:p>
            <text:p><text:span text:style-name="T25">{</text:span></text:p>
            <text:p><text:span text:style-name="T9"><text:s text:c="4"/></text:span><text:span text:style-name="T9">mat</text:span><text:span text:style-name="T25">[</text:span><text:span text:style-name="T49">0</text:span><text:span text:style-name="T25">][</text:span><text:span text:style-name="T49">0</text:span><text:span text:style-name="T25">] =</text:span><text:span text:style-name="T9"> </text:span><text:span text:style-name="T49">0</text:span><text:span text:style-name="T25">;</text:span></text:p>
            <text:p><text:span text:style-name="T9"><text:s text:c="4"/></text:span><text:span text:style-name="T9">mat</text:span><text:span text:style-name="T25">[</text:span><text:span text:style-name="T49">1</text:span><text:span text:style-name="T25">][</text:span><text:span text:style-name="T49">1</text:span><text:span text:style-name="T25">] =</text:span><text:span text:style-name="T9"> </text:span><text:span text:style-name="T49">0</text:span><text:span text:style-name="T25">;</text:span></text:p>
            <text:p><text:span text:style-name="T9"><text:s text:c="4"/></text:span><text:span text:style-name="T9">mat</text:span><text:span text:style-name="T25">[</text:span><text:span text:style-name="T49">2</text:span><text:span text:style-name="T25">][</text:span><text:span text:style-name="T49">2</text:span><text:span text:style-name="T25">] =</text:span><text:span text:style-name="T9"> </text:span><text:span text:style-name="T49">0</text:span><text:span text:style-name="T25">;</text:span></text:p>
            <text:p><text:span text:style-name="T25">}</text:span></text:p>
            <text:p><text:span text:style-name="T9"/></text:p>
            <text:p><text:span text:style-name="T13">int</text:span><text:span text:style-name="T9"> main</text:span><text:span text:style-name="T25">()</text:span></text:p>
            <text:p><text:span text:style-name="T25">{</text:span></text:p>
            <text:p><text:span text:style-name="T9"><text:s text:c="3"/></text:span><text:span text:style-name="T13">int</text:span><text:span text:style-name="T9"> i</text:span><text:span text:style-name="T25">,</text:span><text:span text:style-name="T9"> j</text:span><text:span text:style-name="T25">;</text:span></text:p>
            <text:p><text:span text:style-name="T9"><text:s text:c="3"/></text:span><text:span text:style-name="T13">int</text:span><text:span text:style-name="T9"> A</text:span><text:span text:style-name="T25">[</text:span><text:span text:style-name="T49">3</text:span><text:span text:style-name="T25">][</text:span><text:span text:style-name="T49">3</text:span><text:span text:style-name="T25">] =</text:span><text:span text:style-name="T9"> </text:span><text:span text:style-name="T25">{{</text:span><text:span text:style-name="T49">1</text:span><text:span text:style-name="T25">,</text:span><text:span text:style-name="T9"> </text:span><text:span text:style-name="T49">2</text:span><text:span text:style-name="T25">,</text:span><text:span text:style-name="T9"> </text:span><text:span text:style-name="T49">3</text:span><text:span text:style-name="T25">},</text:span><text:span text:style-name="T9"> </text:span><text:span text:style-name="T25">{</text:span><text:span text:style-name="T49">4</text:span><text:span text:style-name="T25">,</text:span><text:span text:style-name="T9"> </text:span><text:span text:style-name="T49">5</text:span><text:span text:style-name="T25">,</text:span><text:span text:style-name="T9"> </text:span><text:span text:style-name="T49">6</text:span><text:span text:style-name="T25">},</text:span><text:span text:style-name="T9"> </text:span><text:span text:style-name="T25">{</text:span><text:span text:style-name="T49">7</text:span><text:span text:style-name="T25">,</text:span><text:span text:style-name="T9"> </text:span><text:span text:style-name="T49">8</text:span><text:span text:style-name="T25">,</text:span><text:span text:style-name="T9"> </text:span><text:span text:style-name="T49">9</text:span><text:span text:style-name="T25">}};</text:span></text:p>
            <text:p><text:span text:style-name="T9"><text:s text:c="6"/></text:span></text:p>
            <text:p><text:span text:style-name="T9"><text:s text:c="3"/></text:span><text:span text:style-name="T9">alteraMatriz</text:span><text:span text:style-name="T25">(</text:span><text:span text:style-name="T9">A</text:span><text:span text:style-name="T25">);</text:span></text:p>
            <text:p><text:span text:style-name="T9"/></text:p>
            <text:p><text:span text:style-name="T9"><text:s text:c="3"/></text:span><text:span text:style-name="T13">for</text:span><text:span text:style-name="T25">(</text:span><text:span text:style-name="T9">i</text:span><text:span text:style-name="T25">=</text:span><text:span text:style-name="T49">0</text:span><text:span text:style-name="T25">;</text:span><text:span text:style-name="T9">i</text:span><text:span text:style-name="T25">&lt;</text:span><text:span text:style-name="T49">3</text:span><text:span text:style-name="T25">;</text:span><text:span text:style-name="T9">i</text:span><text:span text:style-name="T25">++)</text:span></text:p>
            <text:p><text:span text:style-name="T9"><text:s text:c="6"/></text:span><text:span text:style-name="T13">for</text:span><text:span text:style-name="T25">(</text:span><text:span text:style-name="T9">j</text:span><text:span text:style-name="T25">=</text:span><text:span text:style-name="T49">0</text:span><text:span text:style-name="T25">;</text:span><text:span text:style-name="T9">j</text:span><text:span text:style-name="T25">&lt;</text:span><text:span text:style-name="T49">3</text:span><text:span text:style-name="T25">;</text:span><text:span text:style-name="T9">j</text:span><text:span text:style-name="T25">++)</text:span></text:p>
            <text:p><text:span text:style-name="T9"><text:s text:c="9"/></text:span><text:span text:style-name="T9">printf</text:span><text:span text:style-name="T25">(</text:span><text:span text:style-name="T46">“%d”</text:span><text:span text:style-name="T25">,</text:span><text:span text:style-name="T9"> A</text:span><text:span text:style-name="T25">[</text:span><text:span text:style-name="T9">i</text:span><text:span text:style-name="T25">][</text:span><text:span text:style-name="T9">j</text:span><text:span text:style-name="T25">]);</text:span></text:p>
            <text:p><text:span text:style-name="T9"/></text:p>
            <text:p><text:span text:style-name="T9"><text:s text:c="3"/></text:span><text:span text:style-name="T13">return</text:span><text:span text:style-name="T9"> </text:span><text:span text:style-name="T49">0</text:span><text:span text:style-name="T25">;</text:span></text:p>
            <text:p><text:span text:style-name="T25">}</text:span><text:span text:style-name="T9"> <text:s text:c="4"/></text:span></text:p>
          </draw:text-box>
        </draw:frame>
        <draw:frame draw:style-name="gr53" draw:text-style-name="P39" draw:layer="layout" svg:width="10.4cm" svg:height="1.673cm" svg:x="13.8cm" svg:y="4cm">
          <draw:text-box>
            <text:p text:style-name="P8">Deve ser fornecida pelo menos a quantidade de colunas da matriz</text:p>
          </draw:text-box>
        </draw:frame>
        <draw:frame draw:style-name="gr54" draw:text-style-name="P19" draw:layer="layout" svg:width="1.643cm" svg:height="1.971cm" svg:x="22.12cm" svg:y="9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4" draw:text-style-name="P19" draw:layer="layout" svg:width="1.643cm" svg:height="1.971cm" svg:x="22.12cm" svg:y="12.70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55" draw:text-style-name="P29" draw:layer="layout" svg:x1="19.399cm" svg:y1="10.2cm" svg:x2="21.8cm" svg:y2="10.2cm">
          <text:p/>
        </draw:line>
        <draw:custom-shape draw:style-name="gr56" draw:text-style-name="P29" draw:layer="layout" svg:width="0.8cm" svg:height="2.2cm" svg:x="13cm" svg:y="12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7" draw:text-style-name="P29" draw:layer="layout" svg:x1="13.8cm" svg:y1="13.5cm" svg:x2="21.8cm" svg:y2="13.5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Matriz como parâmetros de função</text:p>
          </draw:text-box>
        </draw:frame>
        <draw:frame presentation:style-name="pr5" draw:text-style-name="P20" draw:layer="layout" svg:width="24.4cm" svg:height="14.6cm" svg:x="0.6cm" svg:y="3.8cm" presentation:class="outline">
          <draw:text-box>
            <text:list text:style-name="L2">
              <text:list-item>
                <text:p text:style-name="P8"><text:span text:style-name="T6">O que devemos fazer se desejarmos que os elementos de um vetor, passado como parâmetro para uma função, não sejam alterados?</text:span></text:p>
              </text:list-item>
            </text:list>
          </draw:text-box>
        </draw:frame>
        <draw:frame draw:style-name="gr58" draw:text-style-name="P40" draw:layer="layout" svg:width="17.399cm" svg:height="3.095cm" svg:x="4.001cm" svg:y="12.6cm">
          <draw:text-box>
            <text:p text:style-name="P8"><text:span text:style-name="T37">R:</text:span> Criamos um vetor B dentro da função e copiamos o conteúdo do vetor passado como parâmetro para B. Toda a manipulação realizada dentro da função deverá ser em relação ao novo vetor B.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 presentation:user-transformed="true">
          <draw:text-box>
            <text:p>Struct como parâmetros de função</text:p>
          </draw:text-box>
        </draw:frame>
        <draw:frame presentation:style-name="pr5" draw:text-style-name="P28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29">Por padrão</text:span><text:span text:style-name="T6">, </text:span><text:span text:style-name="T22">structs</text:span><text:span text:style-name="T6"> são passadas por</text:span><text:span text:style-name="T47"> cópia/valor</text:span><text:span text:style-name="T6"> para funções</text:span></text:p>
                <text:list>
                  <text:list-item>
                    <text:p><text:span text:style-name="T50">Motivo:</text:span><text:span text:style-name="T23"> As estruturas não costumam ter muitos membros, logo, o gasto extra não é muito grande;</text:span></text:p>
                  </text:list-item>
                </text:list>
              </text:list-item>
              <text:list-item>
                <text:p><text:span text:style-name="T6">Dessa maneira:</text:span></text:p>
                <text:list>
                  <text:list-item>
                    <text:p><text:span text:style-name="T23">Uma função recebe uma cópia de toda a estrutura;</text:span></text:p>
                  </text:list-item>
                  <text:list-item>
                    <text:p><text:span text:style-name="T23">Qualquer alteração realizada dentro da função </text:span><text:span text:style-name="T50">não é</text:span><text:span text:style-name="T23"> realizada na </text:span><text:span text:style-name="T9">struct</text:span><text:span text:style-name="T23"> original;</text:span></text:p>
                  </text:list-item>
                </text:list>
              </text:list-item>
              <text:list-item>
                <text:p><text:span text:style-name="T6">Mas, e se a </text:span><text:span text:style-name="T22">struct</text:span><text:span text:style-name="T6"> conter vetores e matrizes?</text:span></text:p>
                <text:list>
                  <text:list-item>
                    <text:p><text:span text:style-name="T23">A performance pode ser comprometida!</text:span></text:p>
                  </text:list-item>
                </text:list>
              </text:list-item>
              <text:list-item>
                <text:p><text:span text:style-name="T6">Solução?</text:span></text:p>
                <text:list>
                  <text:list-item>
                    <text:p><text:span text:style-name="T23">Passar para a função um </text:span><text:span text:style-name="T51">ponteiro da </text:span><text:span text:style-name="T25">struct</text:span><text:span text:style-name="T23">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 presentation:user-transformed="true">
          <draw:text-box>
            <text:p>Struct como parâmetro de função</text:p>
          </draw:text-box>
        </draw:frame>
        <draw:frame draw:style-name="gr59" draw:text-style-name="P10" draw:layer="layout" svg:width="12.997cm" svg:height="10.411cm" svg:x="1.4cm" svg:y="3.7cm">
          <draw:text-box>
            <text:p><text:span text:style-name="T8">typedef struct</text:span><text:span text:style-name="T25">{</text:span></text:p>
            <text:p><text:span text:style-name="T9"><text:s text:c="3"/></text:span><text:span text:style-name="T8">int</text:span><text:span text:style-name="T9"> x</text:span><text:span text:style-name="T25">,</text:span><text:span text:style-name="T9"> y</text:span><text:span text:style-name="T25">;</text:span></text:p>
            <text:p><text:span text:style-name="T25">}</text:span><text:span text:style-name="T9">Ponto</text:span><text:span text:style-name="T25">;</text:span></text:p>
            <text:p><text:span text:style-name="T25"/></text:p>
            <text:p><text:span text:style-name="T8">void</text:span><text:span text:style-name="T9"> incrementa</text:span><text:span text:style-name="T25">(</text:span><text:span text:style-name="T9">Ponto</text:span><text:span text:style-name="T25">*</text:span><text:span text:style-name="T9"> p</text:span><text:span text:style-name="T25">){</text:span></text:p>
            <text:p><text:span text:style-name="T9"><text:s text:c="3"/></text:span><text:span text:style-name="T9">p</text:span><text:span text:style-name="T25">-&gt;</text:span><text:span text:style-name="T9">x</text:span><text:span text:style-name="T25">++;</text:span></text:p>
            <text:p><text:span text:style-name="T9"><text:s text:c="3"/></text:span><text:span text:style-name="T9">p</text:span><text:span text:style-name="T25">-&gt;</text:span><text:span text:style-name="T9">y</text:span><text:span text:style-name="T25">++;</text:span></text:p>
            <text:p><text:span text:style-name="T25">}</text:span><text:span text:style-name="T15">//incrementa</text:span></text:p>
            <text:p><text:span text:style-name="T9"/></text:p>
            <text:p><text:span text:style-name="T8">int</text:span><text:span text:style-name="T9"> main</text:span><text:span text:style-name="T25">(){</text:span></text:p>
            <text:p><text:span text:style-name="T9"><text:s text:c="3"/></text:span><text:span text:style-name="T9">Ponto p1</text:span><text:span text:style-name="T25"> = {</text:span><text:span text:style-name="T49">1</text:span><text:span text:style-name="T25">,</text:span><text:span text:style-name="T9"> </text:span><text:span text:style-name="T49">2</text:span><text:span text:style-name="T25">};</text:span></text:p>
            <text:p><text:span text:style-name="T9"><text:s text:c="3"/></text:span><text:span text:style-name="T9">incrementa</text:span><text:span text:style-name="T25">(&amp;</text:span><text:span text:style-name="T9">p1</text:span><text:span text:style-name="T25">);</text:span></text:p>
            <text:p><text:span text:style-name="T9"><text:s text:c="3"/></text:span><text:span text:style-name="T9">printf</text:span><text:span text:style-name="T25">(</text:span><text:span text:style-name="T46">“(%d, %d)\n”</text:span><text:span text:style-name="T25">, </text:span><text:span text:style-name="T9">p1</text:span><text:span text:style-name="T25">.</text:span><text:span text:style-name="T9">x</text:span><text:span text:style-name="T25">,</text:span><text:span text:style-name="T9"> p1</text:span><text:span text:style-name="T25">.</text:span><text:span text:style-name="T9">y</text:span><text:span text:style-name="T25">);</text:span></text:p>
            <text:p><text:span text:style-name="T9"/></text:p>
            <text:p><text:span text:style-name="T9"><text:s text:c="3"/></text:span><text:span text:style-name="T13">return</text:span><text:span text:style-name="T9"> </text:span><text:span text:style-name="T49">0</text:span><text:span text:style-name="T25">;</text:span></text:p>
            <text:p><text:span text:style-name="T25">}</text:span></text:p>
          </draw:text-box>
        </draw:frame>
        <draw:frame draw:style-name="gr60" draw:text-style-name="P40" draw:layer="layout" svg:width="9.676cm" svg:height="3.866cm" svg:x="15.124cm" svg:y="3.4cm">
          <draw:text-box>
            <text:p text:style-name="P8">O operar <text:span text:style-name="T9">-&gt;</text:span> é chamado de seta e deve ser utilizado para acessar um membro da <text:span text:style-name="T9">struct</text:span> por meio de um ponteiro para a estrutura</text:p>
          </draw:text-box>
        </draw:frame>
        <draw:frame draw:style-name="gr61" draw:text-style-name="P6" draw:layer="layout" svg:width="4.168cm" svg:height="0.962cm" svg:x="15.4cm" svg:y="8.4cm">
          <draw:text-box>
            <text:p>A expressão:</text:p>
          </draw:text-box>
        </draw:frame>
        <draw:frame draw:style-name="gr62" draw:text-style-name="P10" draw:layer="layout" svg:width="2.931cm" svg:height="0.962cm" svg:x="18.274cm" svg:y="9.8cm">
          <draw:text-box>
            <text:p><text:span text:style-name="T9">p</text:span><text:span text:style-name="T25">-&gt;</text:span><text:span text:style-name="T9">x</text:span><text:span text:style-name="T25">++;</text:span></text:p>
          </draw:text-box>
        </draw:frame>
        <draw:frame draw:style-name="gr63" draw:text-style-name="P6" draw:layer="layout" svg:width="5.044cm" svg:height="0.962cm" svg:x="15.4cm" svg:y="11.7cm">
          <draw:text-box>
            <text:p>É equivalente a:</text:p>
          </draw:text-box>
        </draw:frame>
        <draw:frame draw:style-name="gr64" draw:text-style-name="P10" draw:layer="layout" svg:width="3.625cm" svg:height="0.962cm" svg:x="17.927cm" svg:y="13.138cm">
          <draw:text-box>
            <text:p><text:span text:style-name="T25">(*</text:span><text:span text:style-name="T9">p</text:span><text:span text:style-name="T25">).</text:span><text:span text:style-name="T9">x</text:span><text:span text:style-name="T25">++;</text:span></text:p>
          </draw:text-box>
        </draw:frame>
        <draw:frame draw:style-name="gr65" draw:text-style-name="P41" draw:layer="layout" svg:width="20.526cm" svg:height="1.673cm" svg:x="2.437cm" svg:y="16.5cm">
          <draw:text-box>
            <text:p text:style-name="P19">Use ponto quando estiver acessando os membros na estrutura e seta quando tiver um ponteiro para a estrutura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Exercícios</text:p>
          </draw:text-box>
        </draw:frame>
        <draw:frame presentation:style-name="pr5" draw:text-style-name="P7" draw:layer="layout" svg:width="24.4cm" svg:height="14.6cm" svg:x="0.6cm" svg:y="3.8cm" presentation:class="outline">
          <draw:text-box>
            <text:list text:style-name="L3">
              <text:list-item>
                <text:p text:style-name="P8"><text:span text:style-name="T6">Escreva um programa que receba um número inteiro representando a quantidade total de segundos e, usando passagem de parâmetros por referência, converta a quantidade informada de segundos em Horas, Minutos e Segundos. Imprima o resultado da conversão no formato HH:MM:SS. Utilize o seguinte protótipo da função:</text:span></text:p>
              </text:list-item>
            </text:list>
            <text:list text:style-name="L2">
              <text:list-header>
                <text:p><text:span text:style-name="T23"/></text:p>
                <text:p text:style-name="P8"><text:span text:style-name="T6"/></text:p>
              </text:list-header>
            </text:list>
            <text:list text:style-name="L4">
              <text:list-item>
                <text:p text:style-name="P42"><text:span text:style-name="T6">Reescreva o exercício anterior utilizando a estrutura horário (contendo hora, minuto e segundo) e passando a estrutura por referência. Utilize o seguinte protótipo da função:</text:span></text:p>
              </text:list-item>
            </text:list>
          </draw:text-box>
        </draw:frame>
        <draw:frame draw:style-name="gr66" draw:text-style-name="P43" draw:layer="layout" svg:width="22.134cm" svg:height="0.814cm" svg:x="1.633cm" svg:y="9.914cm">
          <draw:text-box>
            <text:p><text:span text:style-name="T52">void</text:span><text:span text:style-name="T21"> converteHora</text:span><text:span text:style-name="T53">(</text:span><text:span text:style-name="T52">int</text:span><text:span text:style-name="T21"> total_segundos</text:span><text:span text:style-name="T53">,</text:span><text:span text:style-name="T21"> </text:span><text:span text:style-name="T52">int</text:span><text:span text:style-name="T54">*</text:span><text:span text:style-name="T52"> </text:span><text:span text:style-name="T21">hora</text:span><text:span text:style-name="T53">,</text:span><text:span text:style-name="T21"> </text:span><text:span text:style-name="T52">int</text:span><text:span text:style-name="T54">*</text:span><text:span text:style-name="T52"> </text:span><text:span text:style-name="T21">min</text:span><text:span text:style-name="T53">,</text:span><text:span text:style-name="T21"> </text:span><text:span text:style-name="T52">int</text:span><text:span text:style-name="T54">*</text:span><text:span text:style-name="T52"> </text:span><text:span text:style-name="T21">seg</text:span><text:span text:style-name="T53">)</text:span><text:span text:style-name="T21"> </text:span></text:p>
          </draw:text-box>
        </draw:frame>
        <draw:frame draw:style-name="gr67" draw:text-style-name="P43" draw:layer="layout" svg:width="17.19cm" svg:height="0.814cm" svg:x="4.105cm" svg:y="16cm">
          <draw:text-box>
            <text:p><text:span text:style-name="T52">void</text:span><text:span text:style-name="T21"> converteHorario</text:span><text:span text:style-name="T53">(</text:span><text:span text:style-name="T52">int</text:span><text:span text:style-name="T21"> total_segundos</text:span><text:span text:style-name="T53">,</text:span><text:span text:style-name="T21"> Horario</text:span><text:span text:style-name="T53">*</text:span><text:span text:style-name="T21"> hor</text:span><text:span text:style-name="T5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Exercícios</text:p>
          </draw:text-box>
        </draw:frame>
        <draw:frame presentation:style-name="pr7" draw:text-style-name="P44" draw:layer="layout" svg:width="24.4cm" svg:height="14.6cm" svg:x="0.6cm" svg:y="3.8cm" presentation:class="outline">
          <draw:text-box>
            <text:list text:style-name="L5">
              <text:list-item>
                <text:p text:style-name="P42"><text:span text:style-name="T6">Crie um vetor V de inteiros com 10 elementos. Leia 9 valores inteiros e armazene em V (a última posição ficará com lixo). Em seguida, leia um outro valor inteiro A e o coloque na primeira posição. Atenção: Nenhum elemento do vetor deve ser perdido, portanto, você deve deslocar os 9 elementos já inseridos em direção ao final do vetor. Por fim, imprima o vetor V. Exemplo:</text:span></text:p>
              </text:list-item>
            </text:list>
          </draw:text-box>
        </draw:frame>
        <draw:frame draw:style-name="gr68" draw:text-style-name="P10" draw:layer="layout" svg:width="15.082cm" svg:height="2.791cm" svg:x="1.718cm" svg:y="10.809cm">
          <draw:text-box>
            <text:p><text:span text:style-name="T9">V = [1, 2, 3, 4, ..., 5, 6, 7, 8, 9, lixo]</text:span></text:p>
            <text:p><text:span text:style-name="T9">A = 85</text:span></text:p>
            <text:p><text:span text:style-name="T9">O resultado será:</text:span></text:p>
            <text:p><text:span text:style-name="T9">V = [85, 1, 2, 3, 4, ..., 5, 6, 7, 8, 9]</text:span></text:p>
          </draw:text-box>
        </draw:frame>
        <draw:frame draw:style-name="gr69" draw:text-style-name="P40" draw:layer="layout" svg:width="22cm" svg:height="1.733cm" svg:x="1.6cm" svg:y="15.267cm">
          <draw:text-box>
            <text:p text:style-name="P8">O programa deverá conter no mínimo duas funções além da função <text:span text:style-name="T9">main</text:span>. <text:span text:style-name="T37">Sugestão:</text:span> construa as funções <text:span text:style-name="T55">imprimirVetor</text:span> e <text:span text:style-name="T55">alterarVe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Exercícios</text:p>
          </draw:text-box>
        </draw:frame>
        <draw:frame presentation:style-name="pr8" draw:text-style-name="P44" draw:layer="layout" svg:width="24.4cm" svg:height="14.6cm" svg:x="0.6cm" svg:y="3.8cm" presentation:class="outline">
          <draw:text-box>
            <text:list text:style-name="L6">
              <text:list-item>
                <text:p text:style-name="P42"><text:span text:style-name="T6">Leia um vetor A com 5 números reais, fornecidos pelo usuário. Crie uma função para imprimir o vetor A. Crie um vetor B, também de tamanho 5, que deverá conter cada um dos elementos de A dividido pelo maior valor contido em A. Para encontrar o maior elemento de A, faça uma função que procure e retorne esse maior valor. Por fim, o vetor B deve ser mostrado utilizando a função de impressão citada anteriormente. Exemplo:</text:span></text:p>
              </text:list-item>
            </text:list>
          </draw:text-box>
        </draw:frame>
        <draw:frame draw:style-name="gr70" draw:text-style-name="P10" draw:layer="layout" svg:width="13.718cm" svg:height="3.578cm" svg:x="1.836cm" svg:y="11.8cm">
          <draw:text-box>
            <text:p><text:span text:style-name="T9">A = [5, 3, 6, 9, 2]</text:span><text:span text:style-name="T9"><text:line-break/></text:span><text:span text:style-name="T9"> </text:span></text:p>
            <text:p><text:span text:style-name="T23">Maior valor de A é 9, logo o vetor B deverá ser:</text:span><text:span text:style-name="T23"><text:line-break/></text:span><text:span text:style-name="T23"/></text:p>
            <text:p><text:span text:style-name="T9">B = [0.55, 0.33, 0.66, 1, 0.22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Exercícios</text:p>
          </draw:text-box>
        </draw:frame>
        <draw:frame presentation:style-name="pr9" draw:text-style-name="P47" draw:layer="layout" svg:width="24.4cm" svg:height="14.6cm" svg:x="0.6cm" svg:y="3.8cm" presentation:class="outline">
          <draw:text-box>
            <text:list text:style-name="L7">
              <text:list-item>
                <text:p text:style-name="P45"><text:span text:style-name="T6">Crie um sistema de gerenciamento de bandas seguindo os seguintes passos:</text:span></text:p>
                <text:list>
                  <text:list-item>
                    <text:p text:style-name="P46"><text:span text:style-name="T56">Defina uma estrutura que irá representar bandas de música. Essa estrutura deve ter o nome da banda, que tipo de música ela toca, o número de integrantes e em que posição do ranking essa banda está dentre as suas 5 bandas favoritas;</text:span></text:p>
                  </text:list-item>
                  <text:list-item>
                    <text:p text:style-name="P46"><text:span text:style-name="T56">Crie uma função para preencher as 5 estruturas de bandas criadas no exemplo passado. Após criar e preencher, exiba todas as informações das bandas/estruturas;</text:span></text:p>
                  </text:list-item>
                  <text:list-item>
                    <text:p text:style-name="P46"><text:span text:style-name="T56">Crie uma função que peça ao usuário um número de 1 até 5. Em seguida, seu programa deve exibir informações da banda cuja posição no seu ranking é a que foi solicitada pelo usuário;</text:span></text:p>
                  </text:list-item>
                  <text:list-item>
                    <text:p text:style-name="P46"><text:span text:style-name="T56">Crie uma função que peça ao usuário um tipo de música e exiba as bandas com esse tipo de música no seu ranking.</text:span></text:p>
                  </text:list-item>
                  <text:list-item>
                    <text:p text:style-name="P46"><text:span text:style-name="T56">Crie uma função que peça o nome de uma banda ao usuário e diga se ela está entre suas bandas favoritas ou não;</text:span></text:p>
                  </text:list-item>
                  <text:list-item>
                    <text:p text:style-name="P46"><text:span text:style-name="T56">Agora junte tudo e crie um menu com as opções de preencher as estruturas e todas as opções das questões passada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4.8cm" svg:height="2.681cm" svg:x="0.4cm" svg:y="0.319cm" presentation:class="title">
          <draw:text-box>
            <text:p>Exercícios</text:p>
          </draw:text-box>
        </draw:frame>
        <draw:frame presentation:style-name="pr10" draw:text-style-name="P44" draw:layer="layout" svg:width="24.4cm" svg:height="14.6cm" svg:x="0.6cm" svg:y="3.8cm" presentation:class="outline">
          <draw:text-box>
            <text:list text:style-name="L8">
              <text:list-item>
                <text:p text:style-name="P42"><text:span text:style-name="T6">Crie uma função que receba uma matriz A contendo 5 linhas e 5 colunas e retorne a soma dos seus elementos.</text:span></text:p>
              </text:list-item>
              <text:list-item>
                <text:p text:style-name="P42"><text:span text:style-name="T6">Crie uma função que receba um vetor de tamanho N e ordene os seus valores.</text:span></text:p>
              </text:list-item>
              <text:list-item>
                <text:p text:style-name="P42"><text:span text:style-name="T6">Elabore uma função que receba um vetor contendo N valores e retorne por referência o maior e o menor elemento desse vetor.</text:span></text:p>
              </text:list-item>
              <text:list-item>
                <text:p text:style-name="P42"><text:span text:style-name="T6">Crie uma estrutura representando um aluno de uma disciplina. Essa estrutura deve conter o número de matrícula do aluno, seu nome e as notas de três provas. Agora, escreva uma função que receba um vetor de tamanho 5 dessa estrutura. Essa função deve retornar o índice do aluno que possui a maior média geral entre todos os alun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2" svg:font-family="Calibri"/>
    <style:font-face style:name="Calibri Light1" svg:font-family="'Calibri Light'"/>
    <style:font-face style:name="Calibri4" svg:font-family="Calibri" style:font-family-generic="modern"/>
    <style:font-face style:name="Consolas2" svg:font-family="Consolas" style:font-family-generic="modern"/>
    <style:font-face style:name="Calibri3" svg:font-family="Calibri" style:font-family-generic="swiss"/>
    <style:font-face style:name="Liberation Sans3" svg:font-family="'Liberation Sans'" style:font-family-generic="swiss"/>
    <style:font-face style:name="Consolas1" svg:font-family="Consolas" style:font-family-generic="modern" style:font-pitch="fixed"/>
    <style:font-face style:name="Consolas4" svg:font-family="Consolas" style:font-adornments="Regular" style:font-family-generic="modern" style:font-pitch="fixed"/>
    <style:font-face style:name="Calibri1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4" svg:font-family="Arial" style:font-adornments="Regular" style:font-family-generic="modern" style:font-pitch="variable"/>
    <style:font-face style:name="Consolas" svg:font-family="Consolas" style:font-family-generic="modern" style:font-pitch="variable"/>
    <style:font-face style:name="Consolas3" svg:font-family="Consolas" style:font-adornments="Regular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Calibri" svg:font-family="Calibri" style:font-family-generic="roman" style:font-pitch="variable"/>
    <style:font-face style:name="Liberation Sans6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5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000000005DC000004659DF84E082FCA0FE5.jpg" xlink:type="simple" xlink:show="embed" xlink:actuate="onLoad"/>
    <draw:fill-image draw:name="msFillBitmap_20_1" draw:display-name="msFillBitmap 1" xlink:href="Pictures/10000000000005DC00000465C0FE3514FDB96CC8.jpg" xlink:type="simple" xlink:show="embed" xlink:actuate="onLoad"/>
    <draw:marker draw:name="Arrow" svg:viewBox="0 0 20 30" svg:d="M10 0l-10 30h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6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_33__20_Dashes_20_3_20_Dots_20__28_var_29_" svg:stroke-width="0.1cm" svg:stroke-color="#000000" draw:marker-start-width="0.35cm" draw:marker-end-width="0.35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6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" style:display-name="Padrão_1_1" style:family="graphic">
      <style:graphic-properties draw:stroke="solid" svg:stroke-width="0cm" svg:stroke-color="#000000" draw:marker-start-width="0.3cm" draw:marker-start-center="false" draw:marker-end-width="0.3cm" draw:marker-end-center="false" svg:stroke-opacity="100%" draw:stroke-linejoin="round" svg:stroke-linecap="butt" draw:fill="solid" draw:fill-color="#99cc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712cm" fo:min-width="7.22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Padrão_5f_1_5f_1" style:display-name="Padrão_1_1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pitch-asian="variable" style:font-size-asian="18pt" style:language-asian="zh" style:country-asian="CN" style:font-style-asian="normal" style:font-weight-asian="normal" style:font-name-complex="DejaVu Sans" style:font-family-complex="'DejaVu Sans'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6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6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d320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40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6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6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style-name="Regular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6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36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4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background" style:display-name="Título e conteúdo_-background" style:family="presentation">
      <style:graphic-properties draw:stroke="none" draw:fill="bitmap" draw:fill-image-name="background" style:repeat="stretch"/>
      <style:text-properties style:letter-kerning="true"/>
    </style:style>
    <style:style style:name="Título_20_e_20_conteúdo_5f_-backgroundobjects" style:display-name="Título e 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-notes" style:display-name="Título e 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6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-outline1" style:display-name="Título e conteúdo_-outline1" style:family="presentation">
      <style:graphic-properties draw:stroke="none" draw:fill="none" draw:auto-grow-height="false" draw:fit-to-size="false" style:shrink-to-fit="true">
        <text:list-style style:name="Título_20_e_20_conteúdo_5f_-outline1" style:display-name="Título e conteúdo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style-name="Regular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outline2" style:display-name="Título e conteúdo_-outline2" style:family="presentation" style:parent-style-name="Título_20_e_20_conteúdo_5f_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-outline3" style:display-name="Título e conteúdo_-outline3" style:family="presentation" style:parent-style-name="Título_20_e_20_conteúdo_5f_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_5f_-outline4" style:display-name="Título e conteúdo_-outline4" style:family="presentation" style:parent-style-name="Título_20_e_20_conteúdo_5f_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_5f_-outline5" style:display-name="Título e conteúdo_-outline5" style:family="presentation" style:parent-style-name="Título_20_e_20_conteúdo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6" style:display-name="Título e conteúdo_-outline6" style:family="presentation" style:parent-style-name="Título_20_e_20_conteúdo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7" style:display-name="Título e conteúdo_-outline7" style:family="presentation" style:parent-style-name="Título_20_e_20_conteúdo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8" style:display-name="Título e conteúdo_-outline8" style:family="presentation" style:parent-style-name="Título_20_e_20_conteúdo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9" style:display-name="Título e conteúdo_-outline9" style:family="presentation" style:parent-style-name="Título_20_e_20_conteúdo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-subtitle" style:display-name="Título e conteúdo_-subtitle" style:family="presentation">
      <style:graphic-properties draw:stroke="none" draw:fill="none" draw:textarea-vertical-align="middle">
        <text:list-style style:name="Título_20_e_20_conteúdo_5f_-subtitle" style:display-name="Título e 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6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-title" style:display-name="Título e conteúdo_-title" style:family="presentation">
      <style:graphic-properties draw:stroke="none" draw:fill="none" draw:textarea-vertical-align="middle">
        <text:list-style style:name="Título_20_e_20_conteúdo_5f_-title" style:display-name="Título e 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36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4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conteúdo-backgroundobjects">
      <style:graphic-properties svg:stroke-color="#ffffff" svg:stroke-opacity="100%" draw:fill-color="#ffffff" draw:opacity="50%" draw:textarea-vertical-align="middle" draw:auto-grow-height="false" fo:min-height="19.2cm" fo:min-width="25.4cm"/>
    </style:style>
    <style:style style:name="Mpr6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outline1">
      <style:graphic-properties svg:stroke-width="0cm" draw:textarea-vertical-align="top" draw:auto-grow-heigh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ítulo_20_e_20_conteúdo_5f_-backgroundobjects">
      <style:graphic-properties svg:stroke-color="#ffffff" svg:stroke-opacity="100%" draw:fill-color="#ffffff" draw:opacity="50%" draw:textarea-vertical-align="middle" draw:auto-grow-height="false" fo:min-height="19.2cm" fo:min-width="25.4cm"/>
    </style:style>
    <style:style style:name="Mpr12" style:family="presentation" style:parent-style-name="Título_20_e_20_conteúd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ítulo_20_e_20_conteúdo_5f_-outline1">
      <style:graphic-properties svg:stroke-width="0cm" draw:textarea-vertical-align="top" draw:auto-grow-heigh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ítulo_20_e_20_conteúd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ítulo_20_e_20_conteúd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Título_20_e_20_conteúd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-color="#ffffff" draw:opacity="50%"/>
      <style:paragraph-properties fo:text-align="center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size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itle 1" presentation:style-name="Mpr1" draw:text-style-name="MP6" draw:layer="backgroundobjects" svg:width="24.789cm" svg:height="3.8cm" svg:x="0.2cm" svg:y="5.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1-04-13">13/04/21</text:date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21</text:page-number></text:span></text:p>
        </draw:text-box>
      </draw:frame>
      <draw:frame presentation:style-name="Slide_20_de_20_título-outline1" draw:layer="backgroundobjects" svg:width="22.859cm" svg:height="5.8cm" svg:x="1.341cm" svg:y="11.8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custom-shape presentation:style-name="Mpr5" draw:text-style-name="MP10" draw:layer="backgroundobjects" svg:width="25.4cm" svg:height="19.2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12" draw:layer="backgroundobjects" svg:width="24.8cm" svg:height="2.681cm" svg:x="0.4cm" svg:y="0.319cm" presentation:class="title" presentation:user-transformed="true">
        <draw:text-box>
          <text:p text:style-name="MP11"><text:span text:style-name="MT4">Clique para editar o título mestre</text:span></text:p>
        </draw:text-box>
      </draw:frame>
      <draw:frame draw:name="Content Placeholder 2" presentation:style-name="Mpr7" draw:text-style-name="MP15" draw:layer="backgroundobjects" svg:width="24.4cm" svg:height="14.6cm" svg:x="0.6cm" svg:y="3.8cm" presentation:class="outline" presentation:user-transformed="true">
        <draw:text-box>
          <text:list text:style-name="ML3">
            <text:list-item>
              <text:p text:style-name="MP13"><text:span text:style-name="MT5">Clique para editar o formato do texto da estrutura de tópicos</text:span></text:p>
              <text:list>
                <text:list-item>
                  <text:p text:style-name="MP13"><text:span text:style-name="MT5">2.º nível da estrutura de tópicos</text:span></text:p>
                  <text:list>
                    <text:list-item>
                      <text:p text:style-name="MP13"><text:span text:style-name="MT5">3.º nível da estrutura de tópicos</text:span></text:p>
                      <text:list>
                        <text:list-item>
                          <text:p text:style-name="MP13"><text:span text:style-name="MT5">4.º nível da estrutura de tópicos</text:span></text:p>
                          <text:list>
                            <text:list-item>
                              <text:p text:style-name="MP13"><text:span text:style-name="MT5">5.º nível da estrutura de tópicos</text:span></text:p>
                              <text:list>
                                <text:list-item>
                                  <text:p text:style-name="MP13"><text:span text:style-name="MT5">6.º nível da estrutura de tópicos</text:span></text:p>
                                  <text:list>
                                    <text:list-item>
                                      <text:p><text:span text:style-name="MT5">7.º nível da estrutura de tópicosClique para editar o texto mestre</text:span></text:p>
                                      <text:list>
                                        <text:list-item>
                                          <text:p><text:span text:style-name="MT5">Segundo nível</text:span></text:p>
                                          <text:list>
                                            <text:list-item>
                                              <text:p><text:span text:style-name="MT5">Terceiro nível</text:span></text:p>
                                              <text:list>
                                                <text:list-item>
                                                  <text:p text:style-name="MP14"><text:span text:style-name="MT5">Quarto nível</text:span></text:p>
                                                </text:list-item>
                                                <text:list-item>
                                                  <text:p text:style-name="MP14"><text:span text:style-name="MT5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1-04-13">13/04/21</text:date></text:span></text:p>
        </draw:text-box>
      </draw:frame>
      <draw:frame draw:name="Footer Placeholder 4" presentation:style-name="Mpr8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21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Título_20_e_20_conteúdo_5f_" style:display-name="Título e conteúdo_" style:page-layout-name="PM1" draw:style-name="Mdp2">
      <draw:custom-shape presentation:style-name="Mpr11" draw:text-style-name="MP10" draw:layer="backgroundobjects" svg:width="25.4cm" svg:height="19.2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2" draw:text-style-name="MP12" draw:layer="backgroundobjects" svg:width="24.8cm" svg:height="2.681cm" svg:x="0.4cm" svg:y="0.319cm" presentation:class="title" presentation:user-transformed="true">
        <draw:text-box>
          <text:p text:style-name="MP11"><text:span text:style-name="MT4">Clique para editar o título mestre</text:span></text:p>
        </draw:text-box>
      </draw:frame>
      <draw:frame draw:name="Content Placeholder 2" presentation:style-name="Mpr13" draw:text-style-name="MP15" draw:layer="backgroundobjects" svg:width="24.4cm" svg:height="14.6cm" svg:x="0.6cm" svg:y="3.8cm" presentation:class="outline" presentation:user-transformed="true">
        <draw:text-box>
          <text:list text:style-name="ML3">
            <text:list-item>
              <text:p text:style-name="MP13"><text:span text:style-name="MT5">Clique para editar o formato do texto da estrutura de tópicos</text:span></text:p>
              <text:list>
                <text:list-item>
                  <text:p text:style-name="MP13"><text:span text:style-name="MT5">2.º nível da estrutura de tópicos</text:span></text:p>
                  <text:list>
                    <text:list-item>
                      <text:p text:style-name="MP13"><text:span text:style-name="MT5">3.º nível da estrutura de tópicos</text:span></text:p>
                      <text:list>
                        <text:list-item>
                          <text:p text:style-name="MP13"><text:span text:style-name="MT5">4.º nível da estrutura de tópicos</text:span></text:p>
                          <text:list>
                            <text:list-item>
                              <text:p text:style-name="MP13"><text:span text:style-name="MT5">5.º nível da estrutura de tópicos</text:span></text:p>
                              <text:list>
                                <text:list-item>
                                  <text:p text:style-name="MP13"><text:span text:style-name="MT5">6.º nível da estrutura de tópicos</text:span></text:p>
                                  <text:list>
                                    <text:list-item>
                                      <text:p><text:span text:style-name="MT5">7.º nível da estrutura de tópicosClique para editar o texto mestre</text:span></text:p>
                                      <text:list>
                                        <text:list-item>
                                          <text:p><text:span text:style-name="MT5">Segundo nível</text:span></text:p>
                                          <text:list>
                                            <text:list-item>
                                              <text:p><text:span text:style-name="MT5">Terceiro nível</text:span></text:p>
                                              <text:list>
                                                <text:list-item>
                                                  <text:p text:style-name="MP14"><text:span text:style-name="MT5">Quarto nível</text:span></text:p>
                                                </text:list-item>
                                                <text:list-item>
                                                  <text:p text:style-name="MP14"><text:span text:style-name="MT5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1-04-13">13/04/21</text:date></text:span></text:p>
        </draw:text-box>
      </draw:frame>
      <draw:frame draw:name="Footer Placeholder 4" presentation:style-name="Mpr14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14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_5f_-title" draw:layer="backgroundobjects" svg:width="14.848cm" svg:height="11.136cm" svg:x="3.075cm" svg:y="2.257cm" presentation:class="page"/>
        <draw:frame presentation:style-name="Título_20_e_20_conteúdo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DEPCOM</meta:initial-creator>
    <meta:editing-cycles>141</meta:editing-cycles>
    <meta:creation-date>2016-02-05T12:36:21</meta:creation-date>
    <dc:date>2021-04-13T12:21:41.891000000</dc:date>
    <meta:editing-duration>PT12H13M28S</meta:editing-duration>
    <meta:generator>LibreOffice/7.0.0.3$Windows_X86_64 LibreOffice_project/8061b3e9204bef6b321a21033174034a5e2ea88e</meta:generator>
    <meta:document-statistic meta:object-count="26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row>
          <mtable>
            <mtr>
              <mtd>
                <mn>1</mn>
              </mtd>
            </mtr>
            <mtr>
              <mtd>
                <mn>4</mn>
              </mtd>
            </mtr>
            <mtr>
              <mtd>
                <mn>7</mn>
              </mtd>
            </mtr>
          </mtable>
          <mtable>
            <mtr>
              <mtd>
                <mn>2</mn>
              </mtd>
            </mtr>
            <mtr>
              <mtd>
                <mn>5</mn>
              </mtd>
            </mtr>
            <mtr>
              <mtd>
                <mn>8</mn>
              </mtd>
            </mtr>
          </mtable>
          <mtable>
            <mtr>
              <mtd>
                <mn>3</mn>
              </mtd>
            </mtr>
            <mtr>
              <mtd>
                <mn>6</mn>
              </mtd>
            </mtr>
            <mtr>
              <mtd>
                <mn>9</mn>
              </mtd>
            </mtr>
          </mtable>
        </mrow>
      </mrow>
      <mo fence="true" stretchy="true">]</mo>
    </mrow>
    <annotation encoding="StarMath 5.0">left [ stack{1 # 4 # 7} stack{2 # 5 # 8} stack{3 # 6 # 9}  right ] </annotation>
  </semantics>
</math>
</file>

<file path=Object 2/content.xml><?xml version="1.0" encoding="utf-8"?>
<math xmlns="http://www.w3.org/1998/Math/MathML" display="block">
  <semantics>
    <mrow>
      <mo fence="true" stretchy="true">[</mo>
      <mrow>
        <mrow>
          <mtable>
            <mtr>
              <mtd>
                <mn>0</mn>
              </mtd>
            </mtr>
            <mtr>
              <mtd>
                <mn>4</mn>
              </mtd>
            </mtr>
            <mtr>
              <mtd>
                <mn>7</mn>
              </mtd>
            </mtr>
          </mtable>
          <mtable>
            <mtr>
              <mtd>
                <mn>2</mn>
              </mtd>
            </mtr>
            <mtr>
              <mtd>
                <mn>0</mn>
              </mtd>
            </mtr>
            <mtr>
              <mtd>
                <mn>8</mn>
              </mtd>
            </mtr>
          </mtable>
          <mtable>
            <mtr>
              <mtd>
                <mn>3</mn>
              </mtd>
            </mtr>
            <mtr>
              <mtd>
                <mn>6</mn>
              </mtd>
            </mtr>
            <mtr>
              <mtd>
                <mn>0</mn>
              </mtd>
            </mtr>
          </mtable>
        </mrow>
      </mrow>
      <mo fence="true" stretchy="true">]</mo>
    </mrow>
    <annotation encoding="StarMath 5.0">left [ stack{0 # 4 # 7} stack{2 # 0 # 8} stack{3 # 6 # 0}  right ] </annotation>
  </semantics>
</math>
</file>